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60ba15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bc6b9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bb492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b726c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b5ab3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af54c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ac544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a741d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a5a84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9ca69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9a49a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95e9c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0ba15" officeooo:paragraph-rsid="008d205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87464f" officeooo:paragraph-rsid="0087464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9dbb95" officeooo:paragraph-rsid="009ca69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b726c2" officeooo:paragraph-rsid="00b726c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a5ef3f" officeooo:paragraph-rsid="00a5a84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910e5c" officeooo:paragraph-rsid="00910e5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4c59aa" officeooo:paragraph-rsid="0049b51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87464f" officeooo:paragraph-rsid="0087464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9ff116" officeooo:paragraph-rsid="009ff116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647e53" officeooo:paragraph-rsid="00647e53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4c6a40" officeooo:paragraph-rsid="004c6a4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a405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884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755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4d6c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c3f3b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be870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864cd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88fa9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0ba1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5e986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5e5b9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5d67f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51abb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4e344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4d1d2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4cb14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49b51f" style:font-size-asian="10.5pt" style:font-size-complex="12pt"/>
    </style:style>
    <style:style style:name="P4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490f8f" style:font-size-asian="10.5pt" style:font-size-complex="12pt"/>
    </style:style>
    <style:style style:name="P4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41cd99" style:font-size-asian="10.5pt" style:font-size-complex="12pt"/>
    </style:style>
    <style:style style:name="P4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ee5b4" style:font-size-asian="10.5pt" style:font-size-complex="12pt"/>
    </style:style>
    <style:style style:name="P4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d2dcd" style:font-size-asian="10.5pt" style:font-size-complex="12pt"/>
    </style:style>
    <style:style style:name="P4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c0724" style:font-size-asian="10.5pt" style:font-size-complex="12pt"/>
    </style:style>
    <style:style style:name="P4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71e9f" style:font-size-asian="10.5pt" style:font-size-complex="12pt"/>
    </style:style>
    <style:style style:name="P4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67ba3" style:font-size-asian="10.5pt" style:font-size-complex="12pt"/>
    </style:style>
    <style:style style:name="P4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3e549" style:font-size-asian="10.5pt" style:font-size-complex="12pt"/>
    </style:style>
    <style:style style:name="P4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309a3c" style:font-size-asian="10.5pt" style:font-size-complex="12pt"/>
    </style:style>
    <style:style style:name="P5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d6532" style:font-size-asian="10.5pt" style:font-size-complex="12pt"/>
    </style:style>
    <style:style style:name="P5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c2cd3" style:font-size-asian="10.5pt" style:font-size-complex="12pt"/>
    </style:style>
    <style:style style:name="P5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858bb" style:font-size-asian="10.5pt" style:font-size-complex="12pt"/>
    </style:style>
    <style:style style:name="P5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7d63a" style:font-size-asian="10.5pt" style:font-size-complex="12pt"/>
    </style:style>
    <style:style style:name="P54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3b244" style:font-size-asian="10.5pt" style:font-size-complex="12pt"/>
    </style:style>
    <style:style style:name="P55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238797" style:font-size-asian="10.5pt" style:font-size-complex="12pt"/>
    </style:style>
    <style:style style:name="P56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1e916e" style:font-size-asian="10.5pt" style:font-size-complex="12pt"/>
    </style:style>
    <style:style style:name="P57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6aeaf1" style:font-size-asian="10.5pt" style:font-size-complex="12pt"/>
    </style:style>
    <style:style style:name="P58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officeooo:rsid="003b9113" officeooo:paragraph-rsid="0013ea95" style:font-size-asian="10.5pt" style:font-size-complex="12pt"/>
    </style:style>
    <style:style style:name="P5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style:text-underline-style="solid" style:text-underline-width="auto" style:text-underline-color="font-color" fo:font-weight="bold" officeooo:rsid="001e916e" officeooo:paragraph-rsid="001e916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weight="normal" officeooo:rsid="001cb007" officeooo:paragraph-rsid="0013ea9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Ubuntu" fo:font-size="12pt" fo:font-weight="normal" officeooo:rsid="001a09d0" officeooo:paragraph-rsid="0013ea9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7f6c33" officeooo:paragraph-rsid="007a597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7f6c33" officeooo:paragraph-rsid="00d508e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7f6c33" officeooo:paragraph-rsid="00d62c1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7a597b" officeooo:paragraph-rsid="007a597b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754ec5" officeooo:paragraph-rsid="00754ec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f308e" officeooo:paragraph-rsid="006f308e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aeaf1" officeooo:paragraph-rsid="006aeaf1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none" fo:font-weight="normal" officeooo:rsid="006a4058" officeooo:paragraph-rsid="006a4058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6fe2a6" officeooo:paragraph-rsid="006fe2a6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normal" style:text-underline-style="solid" style:text-underline-width="auto" style:text-underline-color="font-color" fo:font-weight="bold" officeooo:rsid="006aeaf1" officeooo:paragraph-rsid="006aeaf1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7a597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7a821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76d65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754ec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72e32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fe2a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f308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de3c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officeooo:rsid="003b9113" officeooo:paragraph-rsid="006caa0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italic" style:text-underline-style="none" fo:font-weight="normal" officeooo:rsid="007f6c33" officeooo:paragraph-rsid="00d23bf8" style:font-size-asian="10.5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fo:font-style="italic" style:text-underline-style="none" fo:font-weight="normal" officeooo:rsid="007f6c33" officeooo:paragraph-rsid="00d62c19" style:font-size-asian="10.5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Ubuntu" fo:font-size="12pt" fo:font-style="normal" style:text-underline-style="none" fo:font-weight="normal" officeooo:rsid="007f6c33" officeooo:paragraph-rsid="00d62c1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2">
      <style:paragraph-properties fo:text-align="justify" style:justify-single-word="false"/>
      <style:text-properties style:font-name="Ubuntu" fo:font-size="12pt" fo:font-style="normal" style:text-underline-style="none" fo:font-weight="normal" officeooo:rsid="007f6c33" officeooo:paragraph-rsid="00db8e03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Ubuntu" fo:font-size="12pt" fo:font-style="normal" style:text-underline-style="none" fo:font-weight="normal" officeooo:rsid="007f6c33" officeooo:paragraph-rsid="00d62c1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Ubuntu" fo:font-size="12pt" fo:font-style="normal" style:text-underline-style="none" fo:font-weight="normal" officeooo:rsid="007f6c33" officeooo:paragraph-rsid="00d7e4e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Ubuntu" fo:font-size="12pt" fo:font-style="italic" style:text-underline-style="none" fo:font-weight="normal" officeooo:rsid="007f6c33" officeooo:paragraph-rsid="00d7e4e1" style:font-size-asian="10.5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 style:list-style-name="L2">
      <style:paragraph-properties fo:text-align="justify" style:justify-single-word="false"/>
      <style:text-properties officeooo:paragraph-rsid="00d62c19"/>
    </style:style>
    <style:style style:name="P89" style:family="paragraph" style:parent-style-name="Text_20_body">
      <style:paragraph-properties fo:text-align="start" style:justify-single-word="false"/>
      <style:text-properties style:font-name="Ubuntu" fo:font-size="16pt" fo:font-weight="bold" officeooo:rsid="0013cdc5" officeooo:paragraph-rsid="0013cdc5" style:font-size-asian="16pt" style:font-weight-asian="bold" style:font-size-complex="16pt" style:font-weight-complex="bold"/>
    </style:style>
    <style:style style:name="P90" style:family="paragraph" style:parent-style-name="Text_20_body">
      <style:paragraph-properties fo:text-align="center" style:justify-single-word="false"/>
      <style:text-properties style:font-name="Ubuntu" fo:font-size="16pt" fo:font-weight="bold" officeooo:rsid="0013cdc5" officeooo:paragraph-rsid="0013cdc5" style:font-size-asian="16pt" style:font-weight-asian="bold" style:font-size-complex="16pt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Ubuntu" fo:font-size="12pt" fo:font-weight="bold" officeooo:rsid="0013cdc5" officeooo:paragraph-rsid="0013cdc5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Ubuntu" fo:font-size="12pt" fo:font-weight="normal" officeooo:rsid="0013cdc5" officeooo:paragraph-rsid="00cc636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Ubuntu" fo:font-size="12pt" fo:font-weight="normal" officeooo:rsid="0013cdc5" officeooo:paragraph-rsid="0013cdc5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Ubuntu" fo:font-size="12pt" fo:font-style="italic" fo:font-weight="normal" officeooo:rsid="0013cdc5" officeooo:paragraph-rsid="00c61ac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officeooo:rsid="00fc13b7" style:font-weight-asian="bold" style:font-weight-complex="bold"/>
    </style:style>
    <style:style style:name="T2" style:family="text">
      <style:text-properties fo:font-weight="normal" officeooo:rsid="0118765f" style:font-weight-asian="normal" style:font-weight-complex="normal"/>
    </style:style>
    <style:style style:name="T3" style:family="text">
      <style:text-properties fo:font-weight="normal" officeooo:rsid="00fdfa83" style:font-weight-asian="normal" style:font-weight-complex="normal"/>
    </style:style>
    <style:style style:name="T4" style:family="text">
      <style:text-properties fo:font-weight="normal" officeooo:rsid="00ffd2bf" style:font-weight-asian="normal" style:font-weight-complex="normal"/>
    </style:style>
    <style:style style:name="T5" style:family="text">
      <style:text-properties fo:font-weight="normal" officeooo:rsid="0102f9ff" style:font-weight-asian="normal" style:font-weight-complex="normal"/>
    </style:style>
    <style:style style:name="T6" style:family="text">
      <style:text-properties fo:font-weight="normal" officeooo:rsid="0108fe5f" style:font-weight-asian="normal" style:font-weight-complex="normal"/>
    </style:style>
    <style:style style:name="T7" style:family="text">
      <style:text-properties fo:font-weight="normal" officeooo:rsid="010c1dbb" style:font-weight-asian="normal" style:font-weight-complex="normal"/>
    </style:style>
    <style:style style:name="T8" style:family="text">
      <style:text-properties fo:font-weight="normal" officeooo:rsid="010dc1e1" style:font-weight-asian="normal" style:font-weight-complex="normal"/>
    </style:style>
    <style:style style:name="T9" style:family="text">
      <style:text-properties fo:font-weight="normal" officeooo:rsid="010e6b4b" style:font-weight-asian="normal" style:font-weight-complex="normal"/>
    </style:style>
    <style:style style:name="T10" style:family="text">
      <style:text-properties fo:font-weight="normal" officeooo:rsid="010f055b" style:font-weight-asian="normal" style:font-weight-complex="normal"/>
    </style:style>
    <style:style style:name="T11" style:family="text">
      <style:text-properties fo:font-weight="normal" officeooo:rsid="010f4a56" style:font-weight-asian="normal" style:font-weight-complex="normal"/>
    </style:style>
    <style:style style:name="T12" style:family="text">
      <style:text-properties fo:font-weight="normal" officeooo:rsid="010fad22" style:font-weight-asian="normal" style:font-weight-complex="normal"/>
    </style:style>
    <style:style style:name="T13" style:family="text">
      <style:text-properties fo:font-weight="normal" officeooo:rsid="01108cf8" style:font-weight-asian="normal" style:font-weight-complex="normal"/>
    </style:style>
    <style:style style:name="T14" style:family="text">
      <style:text-properties fo:font-weight="normal" officeooo:rsid="0130fe12" style:font-weight-asian="normal" style:font-weight-complex="normal"/>
    </style:style>
    <style:style style:name="T15" style:family="text">
      <style:text-properties fo:font-weight="normal" officeooo:rsid="0112b805" style:font-weight-asian="normal" style:font-weight-complex="normal"/>
    </style:style>
    <style:style style:name="T16" style:family="text">
      <style:text-properties fo:font-weight="normal" officeooo:rsid="0114a4e1" style:font-weight-asian="normal" style:font-weight-complex="normal"/>
    </style:style>
    <style:style style:name="T17" style:family="text">
      <style:text-properties fo:font-weight="normal" officeooo:rsid="011620e9" style:font-weight-asian="normal" style:font-weight-complex="normal"/>
    </style:style>
    <style:style style:name="T18" style:family="text">
      <style:text-properties fo:font-weight="normal" officeooo:rsid="0013ea95" style:font-weight-asian="normal" style:font-weight-complex="normal"/>
    </style:style>
    <style:style style:name="T19" style:family="text">
      <style:text-properties fo:font-weight="normal" officeooo:rsid="0013fae0" style:font-weight-asian="normal" style:font-weight-complex="normal"/>
    </style:style>
    <style:style style:name="T20" style:family="text">
      <style:text-properties fo:font-weight="normal" officeooo:rsid="00171966" style:font-weight-asian="normal" style:font-weight-complex="normal"/>
    </style:style>
    <style:style style:name="T21" style:family="text">
      <style:text-properties fo:font-weight="normal" officeooo:rsid="00192bdc" style:font-weight-asian="normal" style:font-weight-complex="normal"/>
    </style:style>
    <style:style style:name="T22" style:family="text">
      <style:text-properties fo:font-weight="normal" officeooo:rsid="0019342a" style:font-weight-asian="normal" style:font-weight-complex="normal"/>
    </style:style>
    <style:style style:name="T23" style:family="text">
      <style:text-properties fo:font-weight="normal" officeooo:rsid="001a09d0" style:font-weight-asian="normal" style:font-weight-complex="normal"/>
    </style:style>
    <style:style style:name="T24" style:family="text">
      <style:text-properties fo:font-weight="normal" officeooo:rsid="001ac984" style:font-weight-asian="normal" style:font-weight-complex="normal"/>
    </style:style>
    <style:style style:name="T25" style:family="text">
      <style:text-properties fo:font-weight="normal" officeooo:rsid="001cb007" style:font-weight-asian="normal" style:font-weight-complex="normal"/>
    </style:style>
    <style:style style:name="T26" style:family="text">
      <style:text-properties fo:font-weight="normal" officeooo:rsid="001e916e" style:font-weight-asian="normal" style:font-weight-complex="normal"/>
    </style:style>
    <style:style style:name="T27" style:family="text">
      <style:text-properties fo:font-weight="normal" officeooo:rsid="001e9a38" style:font-weight-asian="normal" style:font-weight-complex="normal"/>
    </style:style>
    <style:style style:name="T28" style:family="text">
      <style:text-properties fo:font-weight="normal" officeooo:rsid="001fcfad" style:font-weight-asian="normal" style:font-weight-complex="normal"/>
    </style:style>
    <style:style style:name="T29" style:family="text">
      <style:text-properties fo:font-weight="normal" officeooo:rsid="001fea3e" style:font-weight-asian="normal" style:font-weight-complex="normal"/>
    </style:style>
    <style:style style:name="T30" style:family="text">
      <style:text-properties fo:font-weight="normal" officeooo:rsid="002040d9" style:font-weight-asian="normal" style:font-weight-complex="normal"/>
    </style:style>
    <style:style style:name="T31" style:family="text">
      <style:text-properties fo:font-weight="normal" officeooo:rsid="00238797" style:font-weight-asian="normal" style:font-weight-complex="normal"/>
    </style:style>
    <style:style style:name="T32" style:family="text">
      <style:text-properties fo:font-weight="normal" officeooo:rsid="0023b244" style:font-weight-asian="normal" style:font-weight-complex="normal"/>
    </style:style>
    <style:style style:name="T33" style:family="text">
      <style:text-properties fo:font-weight="normal" officeooo:rsid="002606bf" style:font-weight-asian="normal" style:font-weight-complex="normal"/>
    </style:style>
    <style:style style:name="T34" style:family="text">
      <style:text-properties fo:font-weight="normal" officeooo:rsid="0027d63a" style:font-weight-asian="normal" style:font-weight-complex="normal"/>
    </style:style>
    <style:style style:name="T35" style:family="text">
      <style:text-properties fo:font-weight="normal" officeooo:rsid="002858bb" style:font-weight-asian="normal" style:font-weight-complex="normal"/>
    </style:style>
    <style:style style:name="T36" style:family="text">
      <style:text-properties fo:font-weight="normal" officeooo:rsid="002a4bec" style:font-weight-asian="normal" style:font-weight-complex="normal"/>
    </style:style>
    <style:style style:name="T37" style:family="text">
      <style:text-properties fo:font-weight="normal" officeooo:rsid="002c2cd3" style:font-weight-asian="normal" style:font-weight-complex="normal"/>
    </style:style>
    <style:style style:name="T38" style:family="text">
      <style:text-properties fo:font-weight="normal" officeooo:rsid="002d6532" style:font-weight-asian="normal" style:font-weight-complex="normal"/>
    </style:style>
    <style:style style:name="T39" style:family="text">
      <style:text-properties fo:font-weight="normal" officeooo:rsid="002f518e" style:font-weight-asian="normal" style:font-weight-complex="normal"/>
    </style:style>
    <style:style style:name="T40" style:family="text">
      <style:text-properties fo:font-weight="normal" officeooo:rsid="00300f94" style:font-weight-asian="normal" style:font-weight-complex="normal"/>
    </style:style>
    <style:style style:name="T41" style:family="text">
      <style:text-properties fo:font-weight="normal" officeooo:rsid="00304ae0" style:font-weight-asian="normal" style:font-weight-complex="normal"/>
    </style:style>
    <style:style style:name="T42" style:family="text">
      <style:text-properties fo:font-weight="normal" officeooo:rsid="00309a3c" style:font-weight-asian="normal" style:font-weight-complex="normal"/>
    </style:style>
    <style:style style:name="T43" style:family="text">
      <style:text-properties fo:font-weight="normal" officeooo:rsid="0031176e" style:font-weight-asian="normal" style:font-weight-complex="normal"/>
    </style:style>
    <style:style style:name="T44" style:family="text">
      <style:text-properties fo:font-style="italic" style:text-underline-style="none" fo:font-weight="normal" officeooo:rsid="002606b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3c0724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3d2dcd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449bde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4667b4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490f8f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494a7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2858bb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2a4be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309a3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1176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33e549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3599f8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35c881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367ba3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71e9f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3a056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3b978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3c072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3d2dcd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3e393e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3e8aa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04bf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14cab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30f2c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43170a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4426eb" style:font-style-asian="italic" style:font-weight-asian="normal" style:font-style-complex="italic" style:font-weight-complex="normal"/>
    </style:style>
    <style:style style:name="T71" style:family="text">
      <style:text-properties fo:font-style="italic" officeooo:rsid="0054ad63" style:font-style-asian="italic" style:font-style-complex="italic"/>
    </style:style>
    <style:style style:name="T72" style:family="text">
      <style:text-properties fo:font-style="italic" officeooo:rsid="005e5b96" style:font-style-asian="italic" style:font-style-complex="italic"/>
    </style:style>
    <style:style style:name="T73" style:family="text">
      <style:text-properties fo:font-style="italic" officeooo:rsid="0088fa9b" style:font-style-asian="italic" style:font-style-complex="italic"/>
    </style:style>
    <style:style style:name="T74" style:family="text">
      <style:text-properties fo:font-style="italic" officeooo:rsid="009070b4" style:font-style-asian="italic" style:font-style-complex="italic"/>
    </style:style>
    <style:style style:name="T75" style:family="text">
      <style:text-properties fo:font-style="italic" officeooo:rsid="0093b722" style:font-style-asian="italic" style:font-style-complex="italic"/>
    </style:style>
    <style:style style:name="T76" style:family="text">
      <style:text-properties fo:font-style="italic" officeooo:rsid="00953475" style:font-style-asian="italic" style:font-style-complex="italic"/>
    </style:style>
    <style:style style:name="T77" style:family="text">
      <style:text-properties fo:font-style="italic" officeooo:rsid="009a2878" style:font-style-asian="italic" style:font-style-complex="italic"/>
    </style:style>
    <style:style style:name="T78" style:family="text">
      <style:text-properties fo:font-style="italic" officeooo:rsid="009a49aa" style:font-style-asian="italic" style:font-style-complex="italic"/>
    </style:style>
    <style:style style:name="T79" style:family="text">
      <style:text-properties fo:font-style="italic" officeooo:rsid="009ca696" style:font-style-asian="italic" style:font-style-complex="italic"/>
    </style:style>
    <style:style style:name="T80" style:family="text">
      <style:text-properties fo:font-style="italic" officeooo:rsid="009dbb95" style:font-style-asian="italic" style:font-style-complex="italic"/>
    </style:style>
    <style:style style:name="T81" style:family="text">
      <style:text-properties fo:font-style="italic" officeooo:rsid="00aa195d" style:font-style-asian="italic" style:font-style-complex="italic"/>
    </style:style>
    <style:style style:name="T82" style:family="text">
      <style:text-properties fo:font-style="italic" officeooo:rsid="00bc837b" style:font-style-asian="italic" style:font-style-complex="italic"/>
    </style:style>
    <style:style style:name="T83" style:family="text">
      <style:text-properties fo:font-style="normal" officeooo:rsid="004c6a40" style:font-style-asian="normal" style:font-style-complex="normal"/>
    </style:style>
    <style:style style:name="T84" style:family="text">
      <style:text-properties fo:font-style="normal" officeooo:rsid="004cb146" style:font-style-asian="normal" style:font-style-complex="normal"/>
    </style:style>
    <style:style style:name="T85" style:family="text">
      <style:text-properties fo:font-style="normal" officeooo:rsid="004d1d26" style:font-style-asian="normal" style:font-style-complex="normal"/>
    </style:style>
    <style:style style:name="T86" style:family="text">
      <style:text-properties fo:font-style="normal" officeooo:rsid="004e3442" style:font-style-asian="normal" style:font-style-complex="normal"/>
    </style:style>
    <style:style style:name="T87" style:family="text">
      <style:text-properties fo:font-style="normal" officeooo:rsid="004fdb32" style:font-style-asian="normal" style:font-style-complex="normal"/>
    </style:style>
    <style:style style:name="T88" style:family="text">
      <style:text-properties fo:font-style="normal" officeooo:rsid="0051abbc" style:font-style-asian="normal" style:font-style-complex="normal"/>
    </style:style>
    <style:style style:name="T89" style:family="text">
      <style:text-properties fo:font-style="normal" officeooo:rsid="0053abb6" style:font-style-asian="normal" style:font-style-complex="normal"/>
    </style:style>
    <style:style style:name="T90" style:family="text">
      <style:text-properties fo:font-style="normal" officeooo:rsid="0054ad63" style:font-style-asian="normal" style:font-style-complex="normal"/>
    </style:style>
    <style:style style:name="T91" style:family="text">
      <style:text-properties fo:font-style="normal" officeooo:rsid="0055b422" style:font-style-asian="normal" style:font-style-complex="normal"/>
    </style:style>
    <style:style style:name="T92" style:family="text">
      <style:text-properties fo:font-style="normal" officeooo:rsid="0056ca0a" style:font-style-asian="normal" style:font-style-complex="normal"/>
    </style:style>
    <style:style style:name="T93" style:family="text">
      <style:text-properties fo:font-style="normal" officeooo:rsid="0058eac4" style:font-style-asian="normal" style:font-style-complex="normal"/>
    </style:style>
    <style:style style:name="T94" style:family="text">
      <style:text-properties fo:font-style="normal" officeooo:rsid="005a02e8" style:font-style-asian="normal" style:font-style-complex="normal"/>
    </style:style>
    <style:style style:name="T95" style:family="text">
      <style:text-properties fo:font-style="normal" officeooo:rsid="005b7c91" style:font-style-asian="normal" style:font-style-complex="normal"/>
    </style:style>
    <style:style style:name="T96" style:family="text">
      <style:text-properties fo:font-style="normal" officeooo:rsid="005b7f27" style:font-style-asian="normal" style:font-style-complex="normal"/>
    </style:style>
    <style:style style:name="T97" style:family="text">
      <style:text-properties fo:font-style="normal" officeooo:rsid="005d67f9" style:font-style-asian="normal" style:font-style-complex="normal"/>
    </style:style>
    <style:style style:name="T98" style:family="text">
      <style:text-properties fo:font-style="normal" officeooo:rsid="005e5b96" style:font-style-asian="normal" style:font-style-complex="normal"/>
    </style:style>
    <style:style style:name="T99" style:family="text">
      <style:text-properties fo:font-style="normal" officeooo:rsid="005e9865" style:font-style-asian="normal" style:font-style-complex="normal"/>
    </style:style>
    <style:style style:name="T100" style:family="text">
      <style:text-properties fo:font-style="normal" officeooo:rsid="005f6df0" style:font-style-asian="normal" style:font-style-complex="normal"/>
    </style:style>
    <style:style style:name="T101" style:family="text">
      <style:text-properties fo:font-style="normal" officeooo:rsid="0060ba15" style:font-style-asian="normal" style:font-style-complex="normal"/>
    </style:style>
    <style:style style:name="T102" style:family="text">
      <style:text-properties fo:font-style="normal" officeooo:rsid="00647e53" style:font-style-asian="normal" style:font-style-complex="normal"/>
    </style:style>
    <style:style style:name="T103" style:family="text">
      <style:text-properties fo:font-style="normal" officeooo:rsid="0064d6c3" style:font-style-asian="normal" style:font-style-complex="normal"/>
    </style:style>
    <style:style style:name="T104" style:family="text">
      <style:text-properties fo:font-style="normal" officeooo:rsid="00668c24" style:font-style-asian="normal" style:font-style-complex="normal"/>
    </style:style>
    <style:style style:name="T105" style:family="text">
      <style:text-properties fo:font-style="normal" officeooo:rsid="006755ca" style:font-style-asian="normal" style:font-style-complex="normal"/>
    </style:style>
    <style:style style:name="T106" style:family="text">
      <style:text-properties fo:font-style="normal" officeooo:rsid="00682820" style:font-style-asian="normal" style:font-style-complex="normal"/>
    </style:style>
    <style:style style:name="T107" style:family="text">
      <style:text-properties fo:font-style="normal" officeooo:rsid="00688460" style:font-style-asian="normal" style:font-style-complex="normal"/>
    </style:style>
    <style:style style:name="T108" style:family="text">
      <style:text-properties fo:font-style="normal" officeooo:rsid="00690c2f" style:font-style-asian="normal" style:font-style-complex="normal"/>
    </style:style>
    <style:style style:name="T109" style:family="text">
      <style:text-properties fo:font-style="normal" officeooo:rsid="006a4058" style:font-style-asian="normal" style:font-style-complex="normal"/>
    </style:style>
    <style:style style:name="T110" style:family="text">
      <style:text-properties fo:font-style="normal" officeooo:rsid="006aeaf1" style:font-style-asian="normal" style:font-style-complex="normal"/>
    </style:style>
    <style:style style:name="T111" style:family="text">
      <style:text-properties fo:font-style="normal" officeooo:rsid="006c3692" style:font-style-asian="normal" style:font-style-complex="normal"/>
    </style:style>
    <style:style style:name="T112" style:family="text">
      <style:text-properties fo:font-style="normal" officeooo:rsid="006caa04" style:font-style-asian="normal" style:font-style-complex="normal"/>
    </style:style>
    <style:style style:name="T113" style:family="text">
      <style:text-properties fo:font-style="normal" officeooo:rsid="006de3cc" style:font-style-asian="normal" style:font-style-complex="normal"/>
    </style:style>
    <style:style style:name="T114" style:family="text">
      <style:text-properties fo:font-style="normal" officeooo:rsid="006f308e" style:font-style-asian="normal" style:font-style-complex="normal"/>
    </style:style>
    <style:style style:name="T115" style:family="text">
      <style:text-properties fo:font-style="normal" officeooo:rsid="006fe2a6" style:font-style-asian="normal" style:font-style-complex="normal"/>
    </style:style>
    <style:style style:name="T116" style:family="text">
      <style:text-properties fo:font-style="normal" officeooo:rsid="0071480c" style:font-style-asian="normal" style:font-style-complex="normal"/>
    </style:style>
    <style:style style:name="T117" style:family="text">
      <style:text-properties fo:font-style="normal" officeooo:rsid="0071ef8c" style:font-style-asian="normal" style:font-style-complex="normal"/>
    </style:style>
    <style:style style:name="T118" style:family="text">
      <style:text-properties fo:font-style="normal" officeooo:rsid="0072e325" style:font-style-asian="normal" style:font-style-complex="normal"/>
    </style:style>
    <style:style style:name="T119" style:family="text">
      <style:text-properties fo:font-style="normal" officeooo:rsid="0073653f" style:font-style-asian="normal" style:font-style-complex="normal"/>
    </style:style>
    <style:style style:name="T120" style:family="text">
      <style:text-properties fo:font-style="normal" officeooo:rsid="0073a28e" style:font-style-asian="normal" style:font-style-complex="normal"/>
    </style:style>
    <style:style style:name="T121" style:family="text">
      <style:text-properties fo:font-style="normal" officeooo:rsid="00754ec5" style:font-style-asian="normal" style:font-style-complex="normal"/>
    </style:style>
    <style:style style:name="T122" style:family="text">
      <style:text-properties fo:font-style="normal" officeooo:rsid="0076d658" style:font-style-asian="normal" style:font-style-complex="normal"/>
    </style:style>
    <style:style style:name="T123" style:family="text">
      <style:text-properties fo:font-style="normal" officeooo:rsid="0078acca" style:font-style-asian="normal" style:font-style-complex="normal"/>
    </style:style>
    <style:style style:name="T124" style:family="text">
      <style:text-properties fo:font-style="normal" officeooo:rsid="007a597b" style:font-style-asian="normal" style:font-style-complex="normal"/>
    </style:style>
    <style:style style:name="T125" style:family="text">
      <style:text-properties fo:font-style="normal" officeooo:rsid="007a821b" style:font-style-asian="normal" style:font-style-complex="normal"/>
    </style:style>
    <style:style style:name="T126" style:family="text">
      <style:text-properties fo:font-style="normal" officeooo:rsid="007d73c2" style:font-style-asian="normal" style:font-style-complex="normal"/>
    </style:style>
    <style:style style:name="T127" style:family="text">
      <style:text-properties fo:font-style="normal" officeooo:rsid="007f6c33" style:font-style-asian="normal" style:font-style-complex="normal"/>
    </style:style>
    <style:style style:name="T128" style:family="text">
      <style:text-properties fo:font-style="normal" officeooo:rsid="0081496e" style:font-style-asian="normal" style:font-style-complex="normal"/>
    </style:style>
    <style:style style:name="T129" style:family="text">
      <style:text-properties fo:font-style="normal" officeooo:rsid="00828807" style:font-style-asian="normal" style:font-style-complex="normal"/>
    </style:style>
    <style:style style:name="T130" style:family="text">
      <style:text-properties fo:font-style="normal" officeooo:rsid="008289b4" style:font-style-asian="normal" style:font-style-complex="normal"/>
    </style:style>
    <style:style style:name="T131" style:family="text">
      <style:text-properties fo:font-style="normal" officeooo:rsid="0082feb3" style:font-style-asian="normal" style:font-style-complex="normal"/>
    </style:style>
    <style:style style:name="T132" style:family="text">
      <style:text-properties fo:font-style="normal" officeooo:rsid="008362db" style:font-style-asian="normal" style:font-style-complex="normal"/>
    </style:style>
    <style:style style:name="T133" style:family="text">
      <style:text-properties fo:font-style="normal" officeooo:rsid="00854287" style:font-style-asian="normal" style:font-style-complex="normal"/>
    </style:style>
    <style:style style:name="T134" style:family="text">
      <style:text-properties fo:font-style="normal" officeooo:rsid="008631a3" style:font-style-asian="normal" style:font-style-complex="normal"/>
    </style:style>
    <style:style style:name="T135" style:family="text">
      <style:text-properties fo:font-style="normal" officeooo:rsid="00864cd5" style:font-style-asian="normal" style:font-style-complex="normal"/>
    </style:style>
    <style:style style:name="T136" style:family="text">
      <style:text-properties fo:font-style="normal" officeooo:rsid="0087464f" style:font-style-asian="normal" style:font-style-complex="normal"/>
    </style:style>
    <style:style style:name="T137" style:family="text">
      <style:text-properties fo:font-style="normal" officeooo:rsid="0088fa9b" style:font-style-asian="normal" style:font-style-complex="normal"/>
    </style:style>
    <style:style style:name="T138" style:family="text">
      <style:text-properties fo:font-style="normal" officeooo:rsid="00be870a" style:font-style-asian="normal" style:font-style-complex="normal"/>
    </style:style>
    <style:style style:name="T139" style:family="text">
      <style:text-properties fo:font-style="normal" officeooo:rsid="00c051d8" style:font-style-asian="normal" style:font-style-complex="normal"/>
    </style:style>
    <style:style style:name="T140" style:family="text">
      <style:text-properties fo:font-style="normal" officeooo:rsid="00c12e35" style:font-style-asian="normal" style:font-style-complex="normal"/>
    </style:style>
    <style:style style:name="T141" style:family="text">
      <style:text-properties fo:font-style="normal" officeooo:rsid="00c3f3ba" style:font-style-asian="normal" style:font-style-complex="normal"/>
    </style:style>
    <style:style style:name="T142" style:family="text">
      <style:text-properties fo:font-style="normal" officeooo:rsid="00d36390" style:font-style-asian="normal" style:font-style-complex="normal"/>
    </style:style>
    <style:style style:name="T143" style:family="text">
      <style:text-properties fo:font-style="normal" fo:font-weight="normal" officeooo:rsid="0031176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1e9a3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33e549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3599f8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35c88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367ba3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371e9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383e31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3a056c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3b9784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3c0724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3d2dc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3e393e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3e8aaa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3ee5b4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404bf4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414cab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41cd99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430f2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43170a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4426eb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426eb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1e9a38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49bde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667b4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490f8f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494a71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49b51f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4bf157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4c59aa" style:font-style-asian="normal" style:font-weight-asian="normal" style:font-style-complex="normal" style:font-weight-complex="normal"/>
    </style:style>
    <style:style style:name="T173" style:family="text">
      <style:text-properties officeooo:rsid="0087464f"/>
    </style:style>
    <style:style style:name="T174" style:family="text">
      <style:text-properties officeooo:rsid="008c3b5f"/>
    </style:style>
    <style:style style:name="T175" style:family="text">
      <style:text-properties officeooo:rsid="008d205b"/>
    </style:style>
    <style:style style:name="T176" style:family="text">
      <style:text-properties officeooo:rsid="008ebc0c"/>
    </style:style>
    <style:style style:name="T177" style:family="text">
      <style:text-properties officeooo:rsid="008f7ffd"/>
    </style:style>
    <style:style style:name="T178" style:family="text">
      <style:text-properties officeooo:rsid="009070b4"/>
    </style:style>
    <style:style style:name="T179" style:family="text">
      <style:text-properties officeooo:rsid="00910e5c"/>
    </style:style>
    <style:style style:name="T180" style:family="text">
      <style:text-properties officeooo:rsid="0093b722"/>
    </style:style>
    <style:style style:name="T181" style:family="text">
      <style:text-properties officeooo:rsid="00942ceb"/>
    </style:style>
    <style:style style:name="T182" style:family="text">
      <style:text-properties officeooo:rsid="00953475"/>
    </style:style>
    <style:style style:name="T183" style:family="text">
      <style:text-properties officeooo:rsid="0095e9cf"/>
    </style:style>
    <style:style style:name="T184" style:family="text">
      <style:text-properties officeooo:rsid="00975937"/>
    </style:style>
    <style:style style:name="T185" style:family="text">
      <style:text-properties officeooo:rsid="009a2878"/>
    </style:style>
    <style:style style:name="T186" style:family="text">
      <style:text-properties officeooo:rsid="009a49aa"/>
    </style:style>
    <style:style style:name="T187" style:family="text">
      <style:text-properties officeooo:rsid="009a9e25"/>
    </style:style>
    <style:style style:name="T188" style:family="text">
      <style:text-properties officeooo:rsid="009bdb26"/>
    </style:style>
    <style:style style:name="T189" style:family="text">
      <style:text-properties officeooo:rsid="009c32cd"/>
    </style:style>
    <style:style style:name="T190" style:family="text">
      <style:text-properties officeooo:rsid="009c424e"/>
    </style:style>
    <style:style style:name="T191" style:family="text">
      <style:text-properties officeooo:rsid="009ca696"/>
    </style:style>
    <style:style style:name="T192" style:family="text">
      <style:text-properties officeooo:rsid="009dbb95"/>
    </style:style>
    <style:style style:name="T193" style:family="text">
      <style:text-properties officeooo:rsid="009ff116"/>
    </style:style>
    <style:style style:name="T194" style:family="text">
      <style:text-properties officeooo:rsid="00a1310b"/>
    </style:style>
    <style:style style:name="T195" style:family="text">
      <style:text-properties officeooo:rsid="00a20bfe"/>
    </style:style>
    <style:style style:name="T196" style:family="text">
      <style:text-properties officeooo:rsid="00a34dd3"/>
    </style:style>
    <style:style style:name="T197" style:family="text">
      <style:text-properties officeooo:rsid="00a4b156"/>
    </style:style>
    <style:style style:name="T198" style:family="text">
      <style:text-properties officeooo:rsid="00a5a84c"/>
    </style:style>
    <style:style style:name="T199" style:family="text">
      <style:text-properties officeooo:rsid="00a5ef3f"/>
    </style:style>
    <style:style style:name="T200" style:family="text">
      <style:text-properties officeooo:rsid="00a741d0"/>
    </style:style>
    <style:style style:name="T201" style:family="text">
      <style:text-properties officeooo:rsid="00a826ff"/>
    </style:style>
    <style:style style:name="T202" style:family="text">
      <style:text-properties officeooo:rsid="00aa195d"/>
    </style:style>
    <style:style style:name="T203" style:family="text">
      <style:text-properties officeooo:rsid="00aa1f3f"/>
    </style:style>
    <style:style style:name="T204" style:family="text">
      <style:text-properties officeooo:rsid="00aa3baa"/>
    </style:style>
    <style:style style:name="T205" style:family="text">
      <style:text-properties officeooo:rsid="00aae0bf"/>
    </style:style>
    <style:style style:name="T206" style:family="text">
      <style:text-properties officeooo:rsid="00ac544e"/>
    </style:style>
    <style:style style:name="T207" style:family="text">
      <style:text-properties officeooo:rsid="00ac87a7"/>
    </style:style>
    <style:style style:name="T208" style:family="text">
      <style:text-properties officeooo:rsid="00acec49"/>
    </style:style>
    <style:style style:name="T209" style:family="text">
      <style:text-properties officeooo:rsid="00adbd4f"/>
    </style:style>
    <style:style style:name="T210" style:family="text">
      <style:text-properties officeooo:rsid="00af54cb"/>
    </style:style>
    <style:style style:name="T211" style:family="text">
      <style:text-properties officeooo:rsid="00b005e0"/>
    </style:style>
    <style:style style:name="T212" style:family="text">
      <style:text-properties officeooo:rsid="00b03969"/>
    </style:style>
    <style:style style:name="T213" style:family="text">
      <style:text-properties officeooo:rsid="00b20a44"/>
    </style:style>
    <style:style style:name="T214" style:family="text">
      <style:text-properties officeooo:rsid="00b3f6d7"/>
    </style:style>
    <style:style style:name="T215" style:family="text">
      <style:text-properties officeooo:rsid="00b5ab3b"/>
    </style:style>
    <style:style style:name="T216" style:family="text">
      <style:text-properties officeooo:rsid="00b5edf5"/>
    </style:style>
    <style:style style:name="T217" style:family="text">
      <style:text-properties officeooo:rsid="00b6fe6d"/>
    </style:style>
    <style:style style:name="T218" style:family="text">
      <style:text-properties officeooo:rsid="00b726c2"/>
    </style:style>
    <style:style style:name="T219" style:family="text">
      <style:text-properties officeooo:rsid="00b815e5"/>
    </style:style>
    <style:style style:name="T220" style:family="text">
      <style:text-properties officeooo:rsid="00b94b92"/>
    </style:style>
    <style:style style:name="T221" style:family="text">
      <style:text-properties officeooo:rsid="00b97adb"/>
    </style:style>
    <style:style style:name="T222" style:family="text">
      <style:text-properties officeooo:rsid="00ba2811"/>
    </style:style>
    <style:style style:name="T223" style:family="text">
      <style:text-properties officeooo:rsid="00bb492a"/>
    </style:style>
    <style:style style:name="T224" style:family="text">
      <style:text-properties officeooo:rsid="00bc6b93"/>
    </style:style>
    <style:style style:name="T225" style:family="text">
      <style:text-properties officeooo:rsid="00bc837b"/>
    </style:style>
    <style:style style:name="T226" style:family="text">
      <style:text-properties officeooo:rsid="00c61ac2"/>
    </style:style>
    <style:style style:name="T227" style:family="text">
      <style:text-properties officeooo:rsid="00c71fc7"/>
    </style:style>
    <style:style style:name="T228" style:family="text">
      <style:text-properties officeooo:rsid="00cc6362"/>
    </style:style>
    <style:style style:name="T229" style:family="text">
      <style:text-properties style:font-name="Ubuntu" fo:font-size="12pt" fo:font-style="normal" style:text-underline-style="none" fo:font-weight="normal" officeooo:rsid="00d62c19" style:font-size-asian="10.5pt" style:font-style-asian="normal" style:font-weight-asian="normal" style:font-size-complex="12pt" style:font-style-complex="normal" style:font-weight-complex="normal"/>
    </style:style>
    <style:style style:name="T230" style:family="text">
      <style:text-properties officeooo:rsid="00cd240b"/>
    </style:style>
    <style:style style:name="T231" style:family="text">
      <style:text-properties officeooo:rsid="00ce23c4"/>
    </style:style>
    <style:style style:name="T232" style:family="text">
      <style:text-properties officeooo:rsid="00cfc97e"/>
    </style:style>
    <style:style style:name="T233" style:family="text">
      <style:text-properties style:text-underline-style="none" officeooo:rsid="00cfc97e"/>
    </style:style>
    <style:style style:name="T234" style:family="text">
      <style:text-properties style:text-underline-style="none" officeooo:rsid="00d0e21b"/>
    </style:style>
    <style:style style:name="T235" style:family="text">
      <style:text-properties style:text-underline-style="none" officeooo:rsid="00d20f73"/>
    </style:style>
    <style:style style:name="T236" style:family="text">
      <style:text-properties officeooo:rsid="00d23bf8"/>
    </style:style>
    <style:style style:name="T237" style:family="text">
      <style:text-properties officeooo:rsid="00d29d7f"/>
    </style:style>
    <style:style style:name="T238" style:family="text">
      <style:text-properties officeooo:rsid="00d3111a"/>
    </style:style>
    <style:style style:name="T239" style:family="text">
      <style:text-properties officeooo:rsid="00d350e3"/>
    </style:style>
    <style:style style:name="T240" style:family="text">
      <style:text-properties officeooo:rsid="00d36390"/>
    </style:style>
    <style:style style:name="T241" style:family="text">
      <style:text-properties officeooo:rsid="00d508e0"/>
    </style:style>
    <style:style style:name="T242" style:family="text">
      <style:text-properties officeooo:rsid="00d62c19"/>
    </style:style>
    <style:style style:name="T243" style:family="text">
      <style:text-properties officeooo:rsid="00d7e4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span text:style-name="T226">Увод:</text:span></text:p>
      <text:p text:style-name="P92"><text:span text:style-name="T226"><text:tab/></text:span><text:span text:style-name="T227">Статичният анализ има за цел да открие синтактични грешки и потенциални проблеми в кода на програмата. </text:span><text:span text:style-name="T228">Включването му в <text:s/></text:span><text:span text:style-name="T227">в процеса на разработка на софтуера </text:span><text:span text:style-name="T228">е силно препоръчително. Ползите от анализа се отнасят не само до ранното откриване на грешки в кода и предпазването от потенциални проблеми в бъдеще, а и до ползите, които има за програмиста. Резултатите от анализа имат положителен резултат върху навиците на разработчиците и помага за привикването към писане на качествен код, а и липсата на грешки може да бъде добър психологическ</text:span><text:span text:style-name="T230">и</text:span><text:span text:style-name="T228"> стимул.<text:line-break/><text:tab/></text:span><text:span text:style-name="T231">Изборът на подходящ инструмент за целта </text:span><text:span text:style-name="T232">е не по-маловажен проблем.</text:span><text:span text:style-name="T233"> </text:span><text:span text:style-name="T234">Различните инструменти имат своите плюсове и минуси, които ги правят по-подходящи в дадена ситуация. </text:span><text:span text:style-name="T235">Необходимо е и да се вземе предвид нивото на програмистите, които ще го използват, тъй като отделните инструменти предлагат различен подход на работа. Някои са изключително гъвкави и дават много голяма свобода на разработчика да избере най-подходящите настройки, докато други са доста по-консервативни и праволинейни и налагат единствен стил на писане, който се счита за добър стил. В някои случаи, общоприетите за лоши практики в програмирането могат да са подходящи и да са използвани напълно съсзнателно, въпреки опасностите, които крият.</text:span></text:p>
      <text:p text:style-name="P93"/>
      <text:p text:style-name="P91"/>
      <text:p text:style-name="P90">Инструменти за статичен анализ на кода</text:p>
      <text:p text:style-name="P89"/>
      <text:p text:style-name="P58"><text:span text:style-name="T1"><text:tab/></text:span><text:span text:style-name="T3">Статичната </text:span><text:span text:style-name="T18">анализ</text:span><text:span text:style-name="T3"> е анализ на компютърния софтуер, който се извършва без реално изпълнение на програмата. </text:span><text:span text:style-name="T18">Инструментите за статичен анализ </text:span><text:span text:style-name="T3"><text:s/></text:span><text:span text:style-name="T18">целят да </text:span><text:span text:style-name="T3">провер</text:span><text:span text:style-name="T18">ят</text:span><text:span text:style-name="T3"> дали софтуерът отговаря на изискванията. </text:span><text:span text:style-name="T4">Това става чрез проверка дали се спазват конвенциите при писане на код </text:span><text:span text:style-name="T18">и</text:span><text:span text:style-name="T4"> откриване на лоши практики</text:span><text:span text:style-name="T5">.</text:span></text:p>
      <text:p text:style-name="P58"><text:span text:style-name="T6"><text:tab/></text:span><text:span text:style-name="T7">Статичният анализ изследва какво прави програмата без да я изпълнява чрез внимателно изпитване на изходния код. Статичният анализ може </text:span><text:span text:style-name="T8">да диагностицира </text:span><text:span text:style-name="T9">нарушения на правилата и конвенциите, които са необходими за правилното изпълнение на програмата или се предпочитат за някои нефункционални качествени показатели като например поддръжка и сложност. </text:span><text:span text:style-name="T10">Също така може д</text:span><text:span text:style-name="T18">а съблюдава за</text:span><text:span text:style-name="T10"> съответствие със стандартите при писане на код и най-добрите практики за програмиране и безопасно програмиране.</text:span></text:p>
      <text:p text:style-name="P58"><text:span text:style-name="T11"><text:tab/>Тъй като </text:span><text:span text:style-name="T18">с</text:span><text:span text:style-name="T11">татичните инструменти </text:span><text:span text:style-name="T18">за анализ</text:span><text:span text:style-name="T11"> не разчитат на тестове, които да симулират изпълнение на кода те могат да бъдат изключително задълбочени. </text:span><text:span text:style-name="T12">Теоретично, статичните инструменти за проверка могат да изследват целия код, включително части от него, които са рядко изпълнявани на практика. </text:span><text:span text:style-name="T13">Въпреки това, тъй като софтуеръ</text:span><text:span text:style-name="T14">т </text:span><text:span text:style-name="T13">действително не работи, могат да се генерират фалшиви положителни резултати. Това означава, че може да се докладват грешки, които не могат да появят в практиката.</text:span></text:p>
      <text:p text:style-name="P58"><text:span text:style-name="T13"><text:tab/></text:span><text:span text:style-name="T15">Статичният анализ предоставя информация, която е валидна за всички възможни изпълнения на програмата. Тъй като за провеждането на проверката не е необходимо изпълнението на програмата, то тя може да бъде извършена преди имплементацията да е напълно завършена.</text:span><text:span text:style-name="T16"> </text:span><text:span text:style-name="T17">Статичн</text:span><text:span text:style-name="T19">ият анализ</text:span><text:span text:style-name="T17"> може да окаже се положителна и за екипа, провеждащ проверките, тъй като процесът помага на хората да осъзнаят необходимостта от спазването на стандартите.</text:span></text:p>
      <text:p text:style-name="P58"><text:span text:style-name="T17"><text:tab/></text:span><text:span text:style-name="T2">В същото време, ранното откриване на грешки може да спести много време и средства, понеже е много по-лесно поправянето на грешки още в процеса на </text:span><text:soft-page-break/><text:span text:style-name="T2">разработка, отколкото след интегрирането на всички модули <text:s/>на програмата или след пускането ѝ в употреба.</text:span></text:p>
      <text:p text:style-name="P58"><text:span text:style-name="T2"><text:tab/></text:span><text:span text:style-name="T20">Инструментите за статичен анализ на кода, както и другите инструменти следящи за качеството на кода, са важни и полезни за JavaScript разработчиците и не бива да бъдат пренебрегвани.</text:span></text:p>
      <text:p text:style-name="P58"><text:span text:style-name="T20"><text:tab/></text:span><text:span text:style-name="T21">Рано или късно количеството на кода нараства значително и наивни грешки, останали незабелязани в началото, могат да създадат проблеми и да затруднят процеса по отстраняването им. Инструментите за статичен анализ на кода помагат на разработчиците да открият тези проблеми още в зародиш.</text:span></text:p>
      <text:p text:style-name="P58"><text:span text:style-name="T21"><text:tab/></text:span><text:span text:style-name="T22">Трябва да се има предвид, че докато инструментите за статичен анализ мога да забележат много различни видове грешки, те не са в състояние да докажат коректността на програмата или да открият „течове“ в паметта.</text:span><text:span text:style-name="T23"> За това винаги статичните средствата за анализ трябва да се комбинират с динамични тестове, които да следят за коректната работа на програмата и съответствието ѝ с функционалните изисквания.</text:span></text:p>
      <text:p text:style-name="P61"/>
      <text:p text:style-name="P57"><text:span text:style-name="T23"><text:tab/></text:span><text:span text:style-name="T24">Ще разгледаме няколко инструмента за статичен анализ на кода, които предоставят различни възможности </text:span><text:span text:style-name="T25">за контрол от страна на потребителя.</text:span></text:p>
      <text:p text:style-name="P60"/>
      <text:p text:style-name="P60"/>
      <text:p text:style-name="P59">JSLint</text:p>
      <text:p text:style-name="P56"><text:span text:style-name="T26"><text:tab/></text:span><text:span text:style-name="T27">JSLint е инструмент за статичен анализ на кода използван в процеса на разработка на софтуер за проверка дали JavaScript кода е в съответствие с </text:span><text:span text:style-name="T27">правилата за писане на код. </text:span><text:span text:style-name="T28">Първоначално възниква като онлайн приложение, като вече има адаптирана версия и за изпълнение от командния ред.</text:span></text:p>
      <text:p text:style-name="P55"><text:span text:style-name="T28"><text:tab/></text:span><text:span text:style-name="T27">JSLint </text:span><text:span text:style-name="T29">е JavaScript </text:span><text:span text:style-name="T30">програма, която търси проблеми в JavaScript програмите. Това е инструмент за качествен код. </text:span><text:span text:style-name="T27">JSLint </text:span><text:span text:style-name="T30">сканира JavaScript кода и, ако открие проблеми, връща съобщение описващо проблма и посочващо приблизителното му местоположение в изходния код. </text:span><text:span text:style-name="T31">Проблемите не са непременно синтактични грешки, въпреки че те са най-голямата част. </text:span><text:span text:style-name="T27">JSLint </text:span><text:span text:style-name="T31">разглежда някои конвенции за стил на кода, както и структурни проблеми.</text:span></text:p>
      <text:p text:style-name="P54"><text:span text:style-name="T31"><text:tab/></text:span><text:span text:style-name="T32">Липсата на съобщение за грешка не е доказателство за коректността на програмата. </text:span><text:span text:style-name="T27">JSLint </text:span><text:span text:style-name="T32">просто предлага възможност за откриване и локализиране на проблемите. </text:span><text:span text:style-name="T27">JSLint </text:span><text:span text:style-name="T32">би отхвърлил програми, въпреки че браузърите ще ги приемат и ще ги изпълнят, тъй като </text:span><text:span text:style-name="T27">JSLint </text:span><text:span text:style-name="T32">се занимава с качеството на кода (за разлика от браузърите).</text:span></text:p>
      <text:p text:style-name="P54"><text:span text:style-name="T32"><text:tab/></text:span><text:span text:style-name="T33">Един от най-големите проблеми на JavaScript е зависимостта му от глобалните променливи, особено от подразбиращите се. Ако променлива не е изрично декларирана (чрез </text:span><text:span text:style-name="T44">var</text:span><text:span text:style-name="T33">), JavaScript предполага, че е глобална. Това може да прикрие сгрешени имена на променливи и да доведе до други проблеми.</text:span></text:p>
      <text:p text:style-name="P53"><text:span text:style-name="T33"><text:tab/></text:span><text:span text:style-name="T27">JSLint </text:span><text:span text:style-name="T34">очаква всички променливи и функции да бъдат декларирани преди да се използват или извикват. Това позволява откриването на подразбиращи се глобални променливи. Освен това, предварителното деклариране на променливи е добра практика, защото прави кода по-лесен за четене.</text:span></text:p>
      <text:p text:style-name="P52"><text:span text:style-name="T34"><text:tab/></text:span><text:span text:style-name="T35">Понякога кода в JavaScript файл зависи от глобални променливи и функции декларирани в друг файл. Можем да упоменем това на </text:span><text:span text:style-name="T27">JSLint </text:span><text:span text:style-name="T35">чрез списък на тези променливи и функции предшествани от </text:span><text:span text:style-name="T51">var</text:span><text:span text:style-name="T35"> в началото на файла.</text:span></text:p>
      <text:p text:style-name="P51"><text:span text:style-name="T35"><text:tab/></text:span><text:span text:style-name="T36">Синтаксисът на JavaScript изисква използването на точка и запетая за отделянето на отделните изрази. JavaScript се опитва да направи тези точки и запетаи незадължителни чрез механизма за вмъкване на точка и запетая (semicolon insertion mechanism). Това е опасно, защото може да прикрие грешки. </text:span><text:span text:style-name="T27">JSLint </text:span><text:span text:style-name="T36">очаква всяко твърдение да завършва с точка и запетая, с изключение на </text:span><text:soft-page-break/><text:span text:style-name="T36">функциите, </text:span><text:span text:style-name="T52">for</text:span><text:span text:style-name="T36">, </text:span><text:span text:style-name="T52">while</text:span><text:span text:style-name="T36">, </text:span><text:span text:style-name="T52">if</text:span><text:span text:style-name="T36">, </text:span><text:span text:style-name="T52">switch</text:span><text:span text:style-name="T36"> и </text:span><text:span text:style-name="T52">try</text:span><text:span text:style-name="T36">. </text:span><text:span text:style-name="T27">JSLint </text:span><text:span text:style-name="T37">не очаква излишни точка и запетая или празни твърдения.</text:span></text:p>
      <text:p text:style-name="P50"><text:span text:style-name="T37"><text:tab/></text:span><text:span text:style-name="T38">Операторът запетая усложнява изразите и може да маскира някои програмни грешки. </text:span><text:span text:style-name="T27">JSLint </text:span><text:span text:style-name="T38">предвижда изполването на запетая за разделител, но не и като оператор (освен при инициализиране на няколко променливи). Допълнителни запетаи не бива да се използват. </text:span><text:span text:style-name="T39">Освен това не трябва да има запетая след посления елемент на масив или обект, защото тона може да бъде грешно изтълкувано от някои браузъри.</text:span></text:p>
      <text:p text:style-name="P50"><text:span text:style-name="T39"><text:tab/></text:span><text:span text:style-name="T40">В много езици блоковете въвеждат обхват, така че променливите въведени в блока не се виждат извън него. В JavaScript това не е така. </text:span><text:span text:style-name="T41">Само функциите имат обхват на променливите декларирани в тях – блока на функцията. Блоковете в JavaScript са в състояние да объркат и опитни програмисти и да доведат до неочаквани грешки, тъй като познатият синтаксис може да подведе програмиста относно обхвата на променливите.</text:span><text:span text:style-name="T43"> JSLint</text:span><text:span text:style-name="T27"> </text:span><text:span text:style-name="T42">очаква задаване на блокове само с функции, </text:span><text:span text:style-name="T53">if</text:span><text:span text:style-name="T42">, </text:span><text:span text:style-name="T53">switch</text:span><text:span text:style-name="T42">, </text:span><text:span text:style-name="T53">while</text:span><text:span text:style-name="T42">, </text:span><text:span text:style-name="T53">do</text:span><text:span text:style-name="T42">, </text:span><text:span text:style-name="T53">for</text:span><text:span text:style-name="T42"> и </text:span><text:span text:style-name="T53">try</text:span><text:span text:style-name="T42">.</text:span></text:p>
      <text:p text:style-name="P49"><text:span text:style-name="T42"><text:tab/></text:span><text:span text:style-name="T43">В езиците с блоков обхват обикновено се препоръчва променливите да бъдат обявени на мястото на първата им употреба. Но тъй като JavaScript не разполага с блоков обхавт, по-добрият вариант е променливите на функцията да се декларират в горната ѝ част. Препоръчително е всички променливи във функцията да бъдат декларирани чрез </text:span><text:span text:style-name="T54">var</text:span><text:span text:style-name="T143"> в началото на функцията.</text:span></text:p>
      <text:p text:style-name="P48"><text:span text:style-name="T143"><text:tab/></text:span><text:span text:style-name="T144">JSLint </text:span><text:span text:style-name="T145">очаква </text:span><text:span text:style-name="T55">if</text:span><text:span text:style-name="T145">, </text:span><text:span text:style-name="T55">while</text:span><text:span text:style-name="T145">, </text:span><text:span text:style-name="T55">do</text:span><text:span text:style-name="T145"> и </text:span><text:span text:style-name="T55">for</text:span><text:span text:style-name="T145"> винаги да бъдат с блокове обградени от фугурни скоби, дори и в случаите, когато JavaScript позволява пропускането им.</text:span></text:p>
      <text:p text:style-name="P47"><text:span text:style-name="T145"><text:tab/></text:span><text:span text:style-name="T146">Често срещан проблем е пропускането на </text:span><text:span text:style-name="T56">break</text:span><text:span text:style-name="T146"> след всеки </text:span><text:span text:style-name="T56">case</text:span><text:span text:style-name="T146"> в </text:span><text:span text:style-name="T56">switch</text:span><text:span text:style-name="T146">. </text:span><text:span text:style-name="T147">Това </text:span><text:span text:style-name="T147">ще доведе до изпълнение на следващия </text:span><text:span text:style-name="T57">case</text:span><text:span text:style-name="T147">, дори и той да не отговаря на условията. </text:span><text:span text:style-name="T148">За избягване на този проблем </text:span><text:span text:style-name="T144">JSLint </text:span><text:span text:style-name="T148">следи за наличието на </text:span><text:span text:style-name="T58">break</text:span><text:span text:style-name="T148">, </text:span><text:span text:style-name="T58">return</text:span><text:span text:style-name="T148"> или </text:span><text:span text:style-name="T58">throw</text:span><text:span text:style-name="T148"> след всеки </text:span><text:span text:style-name="T58">case</text:span><text:span text:style-name="T148">.</text:span></text:p>
      <text:p text:style-name="P46"><text:span text:style-name="T149"><text:tab/>JavaScript позволява </text:span><text:span text:style-name="T59">var</text:span><text:span text:style-name="T149"> дефиниции навсякъде в тялото на функцията. </text:span><text:span text:style-name="T144">JSLint</text:span><text:span text:style-name="T149"> </text:span><text:span text:style-name="T150">е по-строг в това отношение. </text:span><text:span text:style-name="T151">Той очаква една единствена дефиниция чрез </text:span><text:span text:style-name="T60">var</text:span><text:span text:style-name="T151"> <text:s/>и задължително преди използването на променливата, в началото на функцията. </text:span></text:p>
      <text:p text:style-name="P45"><text:span text:style-name="T151"><text:tab/></text:span><text:span text:style-name="T152">Друго често срещана грешка, за която следи инструмента, е използването на </text:span><text:span text:style-name="T61">=</text:span><text:span text:style-name="T152"> при задаване на </text:span><text:span text:style-name="T61">if</text:span><text:span text:style-name="T152">, </text:span><text:span text:style-name="T61">while</text:span><text:span text:style-name="T152"> или </text:span><text:span text:style-name="T61">do</text:span><text:span text:style-name="T152">. </text:span><text:span text:style-name="T153">Като цяло </text:span><text:span text:style-name="T144">JSLint </text:span><text:span text:style-name="T153">се стреми да наложи употребата на </text:span><text:span text:style-name="T45">===</text:span><text:span text:style-name="T153"> и </text:span><text:span text:style-name="T62">==!</text:span><text:span text:style-name="T153"> вместо на </text:span><text:span text:style-name="T62">==</text:span><text:span text:style-name="T153"> и </text:span><text:span text:style-name="T62">=!</text:span><text:span text:style-name="T153">.</text:span></text:p>
      <text:p text:style-name="P44"><text:span text:style-name="T153"><text:tab/></text:span><text:span text:style-name="T154">Също така </text:span><text:span text:style-name="T144">JSLint </text:span><text:span text:style-name="T154">следи за наличето на „недостъпен код“. За такъв се смята кодът непосредствено след </text:span><text:span text:style-name="T46">return</text:span><text:span text:style-name="T154">, </text:span><text:span text:style-name="T63">break</text:span><text:span text:style-name="T154">, </text:span><text:span text:style-name="T63">continue</text:span><text:span text:style-name="T154"> или </text:span><text:span text:style-name="T63">throw</text:span><text:span text:style-name="T154"> и, за това след тези оператори се очаква наличието на затваряща фигурна скоба, </text:span><text:span text:style-name="T64">case</text:span><text:span text:style-name="T155"> или </text:span><text:span text:style-name="T64">default</text:span><text:span text:style-name="T155"> (в </text:span><text:span text:style-name="T64">switch</text:span><text:span text:style-name="T155">).</text:span></text:p>
      <text:p text:style-name="P43"><text:span text:style-name="T155"><text:tab/></text:span><text:span text:style-name="T156">Функцията </text:span><text:span text:style-name="T65">eval</text:span><text:span text:style-name="T156"> осигурява достъп до компилатора на JavaScript. </text:span><text:span text:style-name="T157">Макар понякога това да е необходимо, в повечето случаи е признак за лош стил и </text:span><text:span text:style-name="T144">JSLint </text:span><text:span text:style-name="T157">не толерира използването му.</text:span></text:p>
      <text:p text:style-name="P42"><text:span text:style-name="T157"><text:tab/></text:span><text:span text:style-name="T158">В много C-подобни езици </text:span><text:span text:style-name="T66">void</text:span><text:span text:style-name="T158"> е тип, но в JavaScript е префиксен оператор, </text:span><text:span text:style-name="T159">койт винаги връща </text:span><text:span text:style-name="T67">undefined</text:span><text:span text:style-name="T159">. </text:span><text:span text:style-name="T144">JSLint </text:span><text:span text:style-name="T160">счита за грешка използването му, тъй като е ненужен и объркващ.</text:span></text:p>
      <text:p text:style-name="P42"><text:span text:style-name="T160"><text:tab/></text:span><text:span text:style-name="T161">Конструкторите са функции, предназначени да се изпълняват с префикс </text:span><text:span text:style-name="T68">new</text:span><text:span text:style-name="T161">. </text:span><text:span text:style-name="T69">new</text:span><text:span text:style-name="T162"> създава нов обект базиран на прототипа на функцията и свързва обекта към функционалния параметър </text:span><text:span text:style-name="T69">this</text:span><text:span text:style-name="T162">. </text:span><text:span text:style-name="T163">Ако пренебрегнем използването на</text:span><text:span text:style-name="T70"> new,</text:span><text:span text:style-name="T163"> новият обект ще бъде създаден, но </text:span><text:span text:style-name="T164">this</text:span><text:span text:style-name="T163"> ще бъде обвързан с глобални обект, а не с новосъздадения. </text:span><text:span text:style-name="T164">Това е сериозна грешка.</text:span></text:p>
      <text:p text:style-name="P41"><text:span text:style-name="T164"><text:tab/></text:span><text:span text:style-name="T165">JSLint </text:span><text:span text:style-name="T166">налага конвенцията, че на конструктора трябва да се дават имена с главна първа буква. </text:span><text:span text:style-name="T165">JSLint </text:span><text:span text:style-name="T166">не очяква да срещне извикване на функция с главна първа буква, освен ако няма за префик</text:span><text:span text:style-name="T167">с </text:span><text:span text:style-name="T47">new</text:span><text:span text:style-name="T166">. </text:span><text:span text:style-name="T167">Съответно, използването на </text:span><text:span text:style-name="T48">new</text:span><text:span text:style-name="T167"> при извикване на функция с малка първа буква ще се счита за грешка. </text:span><text:span text:style-name="T168">Освен това </text:span><text:span text:style-name="T165">JSLint </text:span><text:span text:style-name="T168">не очаква изрази от вида на </text:span><text:span text:style-name="T49">new Number</text:span><text:span text:style-name="T168">, </text:span><text:span text:style-name="T49">new String</text:span><text:span text:style-name="T168"> или </text:span><text:span text:style-name="T49">new Boolean</text:span><text:span text:style-name="T168"> и препоръчва </text:span><text:soft-page-break/><text:span text:style-name="T168">използването на </text:span><text:span text:style-name="T49">{}</text:span><text:span text:style-name="T168"> и </text:span><text:span text:style-name="T49">[]</text:span><text:span text:style-name="T168"> вместо </text:span><text:span text:style-name="T49">new Object</text:span><text:span text:style-name="T168"> и </text:span><text:span text:style-name="T49">new Array</text:span><text:span text:style-name="T168">.</text:span></text:p>
      <text:p text:style-name="P40"><text:span text:style-name="T168"><text:tab/></text:span><text:span text:style-name="T165">JSLint </text:span><text:span text:style-name="T169">не прави проверка дали променливите използвани в кода са предварително дефинвирани. Причината е, че JavaScript задава стойност </text:span><text:span text:style-name="T50">undefined</text:span><text:span text:style-name="T169"> по подразбиране на всички променливи. </text:span><text:span text:style-name="T165">JSLint </text:span><text:span text:style-name="T169">не следи и дали функциите извиквани чрез </text:span><text:span text:style-name="T50">new</text:span><text:span text:style-name="T169"> са наистина конструктори (освен проверката за главна първа буква).</text:span></text:p>
      <text:p text:style-name="P40"><text:span text:style-name="T169"><text:tab/></text:span><text:span text:style-name="T165">JSLint </text:span><text:span text:style-name="T170">предоставя няколко опции, които контролират дейността и чувствителността му.</text:span></text:p>
      <text:p text:style-name="P40"><text:span text:style-name="T170"><text:tab/></text:span><text:span text:style-name="T165">JSLint </text:span><text:span text:style-name="T170">е наличен, освен като онлайн инструмент, и под още няколко форми. Той може да бъде използван и от командния ред или да бъде инсталиран като приставка за някои IDE-та и редактори като NetBeans, Visual Studio и Sublime.</text:span></text:p>
      <text:p text:style-name="P40"><text:span text:style-name="T170"><text:tab/></text:span><text:span text:style-name="T171">В програмирането lint първоначално е името на програма, маркираща някои съмнителни конструкции, потенциални източници на грешки, в изходния код на C-програми. </text:span><text:span text:style-name="T172">Терминът в момента се използва за инструменти съблюдаващи за евентуални промени в кода и за спазването на добрите практики при писане на редица езици за програмиране. Два от тези инструменти ще разгледаме сега – JSLint и Pylint. Но преди това ще се спрем на още един инструмент за JavaScript.</text:span></text:p>
      <text:p text:style-name="P19"/>
      <text:p text:style-name="P19"/>
      <text:p text:style-name="P23">JSHint</text:p>
      <text:p text:style-name="P39"><text:span text:style-name="T83"><text:tab/>JSHint</text:span><text:span text:style-name="T84"> е инструмент за откриване на грешки и потенциални проблеми в JavaScript кода и използването на конвенциите избрани от разработващия екип.</text:span></text:p>
      <text:p text:style-name="P38"><text:span text:style-name="T84"><text:tab/></text:span><text:span text:style-name="T83">JSHint </text:span><text:span text:style-name="T85">е изключително гъвкав, така че лесно може да се адаптира към </text:span><text:span text:style-name="T85">специфичните насоки използвани от екипа програмисти.</text:span></text:p>
      <text:p text:style-name="P38"><text:span text:style-name="T85"><text:tab/></text:span><text:span text:style-name="T83">JSHint </text:span><text:span text:style-name="T85">се заражда като опит да се направи <text:s/></text:span><text:span text:style-name="T83">JSLint</text:span><text:span text:style-name="T85"> малко по-гъвкав, така че потребителите да могат сами да конфигурират инструмента, тъй като </text:span><text:span text:style-name="T83">JSLint</text:span><text:span text:style-name="T83"> </text:span><text:span text:style-name="T85">налага определен стил на кодиране, който не търпи промени. В последствие </text:span><text:span text:style-name="T83">JSHint </text:span><text:span text:style-name="T85">прераства в отделен инструмент за статичен анализ на кода със свои собствени цели и идеали.</text:span></text:p>
      <text:p text:style-name="P38"><text:span text:style-name="T85"><text:tab/></text:span><text:span text:style-name="T86">Целта е да се помогне на JavaScript разработчиците да пишат сложни програми без да се притесняват от печатни грешки при въвеждането на кода.</text:span></text:p>
      <text:p text:style-name="P37"><text:span text:style-name="T86"><text:tab/></text:span><text:span text:style-name="T83">JSHint </text:span><text:span text:style-name="T86">сканира </text:span><text:span text:style-name="T87">програмата и докладва за често срещани грешки и потенциални бъгове. Потенциалните проблеми могат да бъдат синтактични грешки, бъгове заради косвено преобразуване на типове или нещо друго.</text:span></text:p>
      <text:p text:style-name="P36"><text:span text:style-name="T87"><text:tab/></text:span><text:span text:style-name="T83">JSHint </text:span><text:span text:style-name="T88">може да се използва в различни среди за разработка, което помага за разпознаването на специфични за средата глобални променливи. </text:span><text:span text:style-name="T83">JSHint </text:span><text:span text:style-name="T88">е наличен за използване както в бръузъра, така и в ES5, Node.js и Rhino.</text:span></text:p>
      <text:p text:style-name="P35"><text:span text:style-name="T88"><text:tab/></text:span><text:span text:style-name="T83">JSHint </text:span><text:span text:style-name="T89">идва със стандартна конфигурация, но програмистът има възможност да промени голяма част от стандартните настройки. Има два основни начина за това. </text:span><text:span text:style-name="T90">Може да се посочи конфигурационния файл ръчно чрез </text:span><text:span text:style-name="T91">-</text:span><text:span text:style-name="T92">-</text:span><text:span text:style-name="T71">config</text:span><text:span text:style-name="T90"> флага или да се използва стандартния </text:span><text:span text:style-name="T71">.jshintrc</text:span><text:span text:style-name="T90"> файл. </text:span><text:span text:style-name="T83">JSHint </text:span><text:span text:style-name="T93">очаква да открие този файл в текущата работна директория, а в случай, че това не стане, ще продължи търсенето си нагоре в дървото на директориите, до самия корен. </text:span><text:span text:style-name="T94">Това позволява да се задават различни конфигурационни файлове за всеки проект. </text:span><text:span text:style-name="T95">Достатъчно е да се постави файла в основната директория на проекта, за да е дост</text:span><text:span text:style-name="T96">ъ</text:span><text:span text:style-name="T95">пен от всички поддиректории. </text:span><text:span text:style-name="T97">Конфигурационният файл е обикновен JSON файл, който определя кои опции на </text:span><text:span text:style-name="T83">JSHint </text:span><text:span text:style-name="T97">да са включени или изключени. Могат да се задават и специфични настройки за всеки отделен JavaScript файл. Това става директно в самия файл, като съответните опции се посочват като коментар в изходния код.</text:span></text:p>
      <text:p text:style-name="P34"><text:span text:style-name="T97"><text:tab/></text:span><text:span text:style-name="T98">Има възможност и за задавен на списък с файлове, които <text:s/>J</text:span><text:span text:style-name="T83">SHint </text:span><text:span text:style-name="T98">да игнорира. Те се записват във файла </text:span><text:span text:style-name="T72">.jshintifnore</text:span><text:span text:style-name="T98">.</text:span></text:p>
      <text:p text:style-name="P33"><text:span text:style-name="T98"><text:tab/></text:span><text:span text:style-name="T99">За улеснение опциите са разделени на два вида. Първият вид (enforcing) се </text:span><text:soft-page-break/><text:span text:style-name="T99">използва, за да се направи </text:span><text:span text:style-name="T83">JSHint </text:span><text:span text:style-name="T99">„по-строг“, докато вторият вид (relaxing) се използва за п</text:span><text:span text:style-name="T100">от</text:span><text:span text:style-name="T99">скане на някои предупреждения.</text:span></text:p>
      <text:p text:style-name="P32"><text:span text:style-name="T99"><text:tab/></text:span><text:span text:style-name="T83">JSHint </text:span><text:span text:style-name="T101">е наличен като плъгин за над 10 текстови редактори и IDE-та, сред които vim, Emacs, Visual Studio, Sublime Text 2, Eclips, Notepad++.</text:span></text:p>
      <text:p text:style-name="P1"/>
      <text:p text:style-name="P1"/>
      <text:p text:style-name="P20">JavaScript Lint</text:p>
      <text:p text:style-name="P14"><text:tab/>JavaScript Lint е инструмент за статичен анализ на JavaScript кода. Трябва да се отбележи, че JavaScript Lint не е JSLint. Това са различни инструменти. JavaScript Lint следи за почти същите грешки, които споменахме за JSLint.</text:p>
      <text:p text:style-name="P14"><text:tab/>JavaScript Lint може да се изолзва както от командния ред, така и като плъгин за някои редактори и IDE-та <text:s/>като Visual Studio, Vim, Emacs и др.</text:p>
      <text:p text:style-name="P31"><text:span text:style-name="T136"><text:tab/>JavaScript Lint </text:span><text:span text:style-name="T137">позволява игнорирането на предупрежденията в част от кода или за целия файл. Това става чрез добавяне на коментар в JavaScript файла. Кодът между коментарите </text:span><text:span text:style-name="T73">/*jsl:ignore*/</text:span><text:span text:style-name="T137"> и </text:span><text:span text:style-name="T73">/*jsl:end*/</text:span><text:span text:style-name="T137"> ще бъде пренебрегнат при проверката за по-маловажни проблеми. За да наложим такова ограничение за целия файл е достатъчно да добавим </text:span><text:span text:style-name="T73">/*jsl:irnoreall*/</text:span><text:span text:style-name="T137">. Важно е да се отбележи, че това ще изключи само предупрежденията, но не и грешките, които </text:span><text:bookmark-start text:name="__DdeLink__1019_247321687"/><text:span text:style-name="T136">JavaScript Lint</text:span><text:bookmark-end text:name="__DdeLink__1019_247321687"/><text:span text:style-name="T136"> </text:span><text:span text:style-name="T137">е преценил, че може да са фатални за изпълнението на програмата.</text:span></text:p>
      <text:p text:style-name="P13"><text:tab/> <text:span text:style-name="T173">JavaScript Lint </text:span><text:span text:style-name="T174">може по избор да проверява за променливи, функции и обект,и, които не съществуват, подобно на функцията на Visual Basic „option explicit“. </text:span><text:span text:style-name="T175">С оглед да се направи <text:s/></text:span><text:span text:style-name="T173">JavaScript Lin</text:span><text:span text:style-name="T175">t достъпен за повече програмисти, тази мощна функция е изключена по подразбиране. </text:span><text:span text:style-name="T176">Въпреки, че тя изисква повече </text:span><text:span text:style-name="T176">работа за разбиране и прилагане, те осигурява по-високо ниво на защита срещу грешки в кода.</text:span></text:p>
      <text:p text:style-name="P13"><text:span text:style-name="T176"><text:tab/></text:span><text:span text:style-name="T177">Променливи, които не са изрично декларирани, имат глобален обхват в JavaScript. </text:span><text:span text:style-name="T178">Например, ако една функция използва променлива с име </text:span><text:span text:style-name="T74">X</text:span><text:span text:style-name="T178"> и извиква друга функция, която използва променлива със същото име, освен ако променливите не са били декларирани с </text:span><text:span text:style-name="T74">var</text:span><text:span text:style-name="T178">, двете двете функции реално ще работят с една променлива и ще променят само нея. </text:span><text:span text:style-name="T179">Това почти винаги води до неочаквано поведение.</text:span></text:p>
      <text:p text:style-name="P13"><text:span text:style-name="T179"><text:tab/></text:span><text:span text:style-name="T180">За да включим функцията „option explicit“ е достатъчно да се добави следния коментар в началото на файла, който ще анализираме: </text:span><text:span text:style-name="T75">/*jsl:option explicit*/</text:span><text:span text:style-name="T180">. Разбира се това може да се направи и чрез промяна </text:span><text:span text:style-name="T181">н</text:span><text:span text:style-name="T180">а конфигурационния файл, за да си спестим писането на горния коментар във всеки JavaScript файл, който анализираме.</text:span></text:p>
      <text:p text:style-name="P12"><text:span text:style-name="T180"><text:tab/></text:span><text:span text:style-name="T182">Ако скрипта използва променливи, функции или обекти от друг JavaScript файл, е необходимо да добавим пътя към този файл чрез коментара </text:span><text:span text:style-name="T76">/*jsl:input &lt;path&gt;*/</text:span><text:span text:style-name="T182">. </text:span><text:span text:style-name="T183">Това ще каже на </text:span><text:span text:style-name="T173">JavaScript Lint </text:span><text:span text:style-name="T183">да провери за декларации и в другия скрипт. Относителните адреси трябва да се задават относно пътя на текущия скрипт.</text:span></text:p>
      <text:p text:style-name="P11"><text:span text:style-name="T183"><text:tab/></text:span><text:span text:style-name="T173">JavaScript Lint</text:span><text:span text:style-name="T184"> може да направи справка и за глобални обекти, които се предоставят по време на изпълнение (например от Mozilla Firefox). </text:span><text:span text:style-name="T185">Например JavaScript кода в един уебсайт може да се обръща към глобалния обект </text:span><text:span text:style-name="T77">window</text:span><text:span text:style-name="T185">. </text:span><text:span text:style-name="T186">За да </text:span><text:span text:style-name="T173">JavaScript Lint</text:span><text:span text:style-name="T186"> за този обект е достатъчно да добавим реда </text:span><text:span text:style-name="T78">+define window</text:span><text:span text:style-name="T186"> в конфигурационния файл на инструмента. Но </text:span><text:span text:style-name="T173">JavaScript Lint </text:span><text:span text:style-name="T186">не валидира свойствата на обекта. Те не използват ключов</text:span><text:span text:style-name="T187">а</text:span><text:span text:style-name="T186">та дума </text:span><text:span text:style-name="T78">var</text:span><text:span text:style-name="T186"> и не могат да бъдат валидирани без изпълнението на скрипта.</text:span></text:p>
      <text:p text:style-name="P11"><text:span text:style-name="T186"><text:tab/></text:span><text:span text:style-name="T188">Предупрежденията за необявени идентификатори ще се появят след другите предупреждения, които могат да възникнат в скрипта. Това се дължи на това, че трябва да се разгледа целия скрипт преди идентификаторите да могат да се нарекат неопределен</text:span><text:span text:style-name="T189">и</text:span><text:span text:style-name="T188">.</text:span></text:p>
      <text:p text:style-name="P10"><text:soft-page-break/><text:span text:style-name="T188"><text:tab/></text:span><text:span text:style-name="T190">Подобно на <text:s/>описаното за JSLint поведение, </text:span><text:span text:style-name="T173">JavaScript Lint </text:span><text:span text:style-name="T190">също следи за наличието break оператор след всеки case в switch. </text:span><text:span text:style-name="T191">Може изрично да се посочи на </text:span><text:span text:style-name="T173">JavaScript Lint </text:span><text:span text:style-name="T191">да не връща предупреждение за липсващ break чрез коментара </text:span><text:span text:style-name="T79">/*jsl:fallthru*/</text:span><text:span text:style-name="T191">.</text:span></text:p>
      <text:p text:style-name="P10"><text:span text:style-name="T190"><text:tab/></text:span><text:span text:style-name="T191">По подразбиране </text:span><text:span text:style-name="T173">JavaScript Lint </text:span><text:span text:style-name="T191">връща предупреждение при откриване на празно твърдение. </text:span><text:span text:style-name="T192">Разбира се тази проверка може да бъде избегната. Това става чрез добавянето на </text:span><text:span text:style-name="T80">/*jsl:pass*/</text:span><text:span text:style-name="T192">.</text:span></text:p>
      <text:p text:style-name="P15"/>
      <text:p text:style-name="P15"/>
      <text:p text:style-name="P21">Closure Compiler</text:p>
      <text:p text:style-name="P9"><text:span text:style-name="T193"><text:tab/></text:span><text:span text:style-name="T194">Closure compiler е част от Google Closure Tools. Closure compiler </text:span><text:span text:style-name="T195">не е типичният инструмент за статичен анализ. Той е инструмент, </text:span><text:span text:style-name="T196">който прави JavaScript по-бърз за изтегляне и изпълнение. </text:span><text:span text:style-name="T197">Той оптимизира JavaScript кода. </text:span><text:span text:style-name="T194">Closure compiler </text:span><text:span text:style-name="T197">не е компилира JavaScript до машинен код, а до „подобрен“ JavaScript, разбираем за машините, но не и за хората. </text:span><text:span text:style-name="T194">Closure compiler </text:span><text:span text:style-name="T198">анализира кода, премахва „мъртвите“ части от него, а останалия свежда до минимум. </text:span><text:span text:style-name="T199">Освен това проверява синтаксиса, променливите и проверява за обичайни грешки.</text:span></text:p>
      <text:p text:style-name="P8"><text:span text:style-name="T199"><text:tab/> </text:span><text:span text:style-name="T194">Closure compiler </text:span><text:span text:style-name="T200">може да се използва под три форми: от командния ред, като уеб приложение или RESTful API. </text:span><text:span text:style-name="T201">От командния ред е наличен като open source Java приложение, на което се задава като параметър списък с файлове, които да бъдат компилирани. </text:span><text:span text:style-name="T202">Уеб приложението е налично на адрес </text:span><text:span text:style-name="T81">closure-compiler.appspot.com/home</text:span><text:span text:style-name="T202">. </text:span><text:span text:style-name="T203">JavaScript кода може да се подаде като URL адрес, на който се намира файла в нашия код, или директно да се въведе на </text:span><text:span text:style-name="T203">с</text:span><text:span text:style-name="T204">т</text:span><text:span text:style-name="T203">раницата. </text:span><text:span text:style-name="T205">Същият този адрес приема и POST заявки, чрез които можем да предадем JavaScript кода.</text:span></text:p>
      <text:p text:style-name="P7"><text:span text:style-name="T205"><text:tab/></text:span><text:span text:style-name="T206">Ползите от </text:span><text:span text:style-name="T194">Closure compiler </text:span><text:span text:style-name="T206">са повишената ефективност и анализирането на кода. </text:span><text:span text:style-name="T194">Closure compiler </text:span><text:span text:style-name="T206">намалява размера на JavaScript файловете, с което прави зареждането им по-бързо. </text:span><text:span text:style-name="T207">Освен това връща предупреждения за некоректен JavaScript код и за потенциално опасни операции, помагайки на разработчиците да пишат по-качествен JavaScript с по-малки грешки и по-лесен за поддръжка.</text:span></text:p>
      <text:p text:style-name="P6"><text:span text:style-name="T207"><text:tab/></text:span><text:span text:style-name="T208">Като цяло </text:span><text:span text:style-name="T194">Closure compiler </text:span><text:span text:style-name="T208">има за цел да е поне толкова или дори по-ефикасен от други инструменти за компресиране на код и да подобри максимално времето за изтегляне за </text:span><text:span text:style-name="T209">уе</text:span><text:span text:style-name="T208">б приложенията. </text:span><text:span text:style-name="T210">Също така, това което е по-важно от гледна точка на статичния анализ е, че </text:span><text:span text:style-name="T194">Closure compiler, </text:span><text:span text:style-name="T210">за разлика от други инструменти за компилиране на код, може да помогне за откриване на синтактични грешки още по време на разработката (а не при провеждането на динамичните тестове) </text:span><text:span text:style-name="T211">и откриването на потенциално проблемен код.</text:span></text:p>
      <text:p text:style-name="P5"><text:span text:style-name="T212"><text:tab/></text:span><text:span text:style-name="T213">В обикновен режим (simple mode), </text:span><text:span text:style-name="T194">Closure compiler</text:span><text:span text:style-name="T213"> трябва да е в състояние да се справи по-добре от други компилатори, </text:span><text:span text:style-name="T214">защото използва compiler-like анализ, за да намери допълнителни начини за минимизиране на размера на кода. </text:span><text:span text:style-name="T215">Например </text:span><text:span text:style-name="T194">Closure compiler </text:span><text:span text:style-name="T215">може да вгради директно в кода (inline) някои функции, които се използват само в някои случаи, да преизползва имена на променливи и да изчислява предварит</text:span><text:span text:style-name="T216">е</text:span><text:span text:style-name="T215">лно постоянни изрази.</text:span></text:p>
      <text:p text:style-name="P5"><text:span text:style-name="T215"><text:tab/></text:span><text:span text:style-name="T217">В разширен режим (advanced mode) могат да се добавят специфични пояснения за откриване на труднодостъпни бъгове.</text:span></text:p>
      <text:p text:style-name="P4"><text:span text:style-name="T217"><text:tab/></text:span><text:span text:style-name="T194">Closure compiler </text:span><text:span text:style-name="T218">компилира само файлове, които съдържат само JavaScript. </text:span></text:p>
      <text:p text:style-name="P16"><text:tab/>В повечето случаи по-малкия код е по-бърз, тъй като времето за изтегляне на файла обикновено е най-важният фактор за скоростта на уеб приложенията.</text:p>
      <text:p text:style-name="P3"><text:span text:style-name="T218"><text:tab/></text:span><text:span text:style-name="T219">Преди да компресира кода, </text:span><text:span text:style-name="T194">Closure compile</text:span><text:span text:style-name="T219">r прави анализ, при който се проверя синтаксиса и се търсят често срещани грешки. </text:span><text:span text:style-name="T220">Подобно на други инструменти за статичен анализ, </text:span><text:span text:style-name="T194">Closure compiler </text:span><text:span text:style-name="T220">връща два типа съобщения – грешки (errors) и предупреждения (warnings). </text:span><text:span text:style-name="T221">Някои типични грешки, за които </text:span><text:soft-page-break/><text:span text:style-name="T221">проверява </text:span><text:span text:style-name="T194">Closure compiler</text:span><text:span text:style-name="T221"> са опитите за присвояване на числова стойност, която не може да се запише в 32 бита, опит за повторно присвояване на стойност на константа, деление на нула, опит за извършване на математически операции с нечислови стойности </text:span><text:span text:style-name="T222">(като например символен низ) и т.н. </text:span><text:span text:style-name="T223">Подобно на JSLint, </text:span><text:span text:style-name="T194">Closure compiler </text:span><text:span text:style-name="T223">не приема поставянето на запетая <text:s/>след последния елемент в масив.</text:span></text:p>
      <text:p text:style-name="P2"><text:span text:style-name="T223"><text:tab/></text:span><text:span text:style-name="T224">Предупрежденията се отнасят до проблеми, които не са фатални за изпълнението на кода, но могат да повлияят върху коректността на работата на програмата. Някои проблеми, за които </text:span><text:span text:style-name="T194">Closure compiler </text:span><text:span text:style-name="T224">предупреждава са декларация на невалидна функция, маскирането на променлива от функция със същото име, подаването на функция, който </text:span><text:span text:style-name="T225">не е конструктор на оператора </text:span><text:span text:style-name="T82">new</text:span><text:span text:style-name="T225">, използването на недефинирани променливи и др.</text:span></text:p>
      <text:p text:style-name="P17"/>
      <text:p text:style-name="P18"/>
      <text:p text:style-name="P30"><text:span text:style-name="T101"><text:tab/></text:span><text:span text:style-name="T128">В стремежа си да наложи правила, които да гарантират писането на по-качествен JavaScript код, създателят на </text:span><text:span text:style-name="T129">JSLint </text:span><text:span text:style-name="T135">Дъглас Крокфорд</text:span><text:span text:style-name="T129"> внедрява в своя инструмент редица о</text:span><text:span text:style-name="T130">г</text:span><text:span text:style-name="T129">раничения, които разгледахме по-горе. </text:span><text:span text:style-name="T131">Това е известна гаранция за спазването на добрите практики в езика. </text:span><text:span text:style-name="T132">Недостатъкът на JSLint е невъзможността за промяна на настройките му. Програмистът е принуден да се съобразява с разбирането на </text:span><text:span text:style-name="T135">Дъглас Крокфорд</text:span><text:span text:style-name="T132"> за качествен код. В това отношение JSHint е доста по-либерален. Това е и основната му идея. <text:s/>JSHint позволява много по-голяма свобода на разработчика да го настрои по своите предпочитания. Тази му гъвкавост го прави по-добрият избор з</text:span><text:span text:style-name="T133">а анализ на кода. </text:span><text:span text:style-name="T134">Освен това JSHint е </text:span><text:span text:style-name="T134">наличен под формата на плъгин за над 10 редактори и среди за разработка, което е още един плюс в негова полза.</text:span></text:p>
      <text:p text:style-name="P29"><text:span text:style-name="T134"><text:tab/></text:span><text:span text:style-name="T138">JavaScript Lint е също инструмент, който предоставя добри възможности за анализ. Макар да позволява заглушаването на някои предупреждения, JavaScript Lint, подобно на JSLint, не </text:span><text:span text:style-name="T139">дава на програмиста да променя изискванията относно кода. В това отношение, JSHint си остава по-добрият избор. Все пак не бива да се пренебрегва функцията „option explicit“ на JavaScrip Lint, която може да бъде изключително полезна в някои ситуации.</text:span></text:p>
      <text:p text:style-name="P28"><text:span text:style-name="T140"><text:tab/>Трудно е да се сравни Closure compiler с останалите инструменти за анализ на JavaScript код, тъй като анализа не е основната му функция. Логично и акцентът при него не е насочен натам. Closure compiler </text:span><text:span text:style-name="T141">е по-подходящ за JavaScript код предвиден за уеб приложение, тъй като освен проверката за грешки и лоши практики при писането, компилира кода, правейки го доста по-подходящ за използване в мрежата.</text:span></text:p>
      <text:p text:style-name="P1"/>
      <text:p text:style-name="P1"/>
      <text:p text:style-name="P22">PyLint</text:p>
      <text:p text:style-name="P27"><text:span text:style-name="T102"><text:tab/></text:span><text:span text:style-name="T103">PyLint е инструмент, който проверява за грешки в Python кода. Той се опитва да наложи стандарт за кодиране и да открива потенциални проблеми. PyLint има много правила, активирани по подразбиране. Инструмента се конфигурира лес, </text:span><text:span text:style-name="T103">подобно на JSHint, който вече разгледахме. Освен това дава възможност за добавяне на собствени плъгини за проверка.</text:span></text:p>
      <text:p text:style-name="P26"><text:span text:style-name="T103"><text:tab/>PyLint </text:span><text:span text:style-name="T104">показва броя на съобщенията след анализ на кода, както и н</text:span><text:span text:style-name="T142">я</text:span><text:span text:style-name="T104">кои статистически данни за броя на предупрежденията и грешките, открити в различни файлове. Съобщенията са класифицирани в различни категории, като например грешки (errors) и предупреждения (warnings). </text:span><text:span text:style-name="T105">Ако изпълним </text:span><text:span text:style-name="T103">PyLint </text:span><text:span text:style-name="T105">два пъти подред върху един и същ код, той ще покаже статистиката от предишната проверка, заедно с новата. Това позволява по-лесно да видим разликите и дали подобренията по кода са успешни.</text:span></text:p>
      <text:p text:style-name="P26"><text:soft-page-break/><text:span text:style-name="T105"><text:tab/></text:span><text:span text:style-name="T106">И не на последно място, на кода се дава цялостна оценка, в зависимост от броя и тежестта на предупрежденията и грешките. Това е може да бъде особено мотивиращо за програмиста.</text:span></text:p>
      <text:p text:style-name="P25"><text:span text:style-name="T106"><text:tab/></text:span><text:span text:style-name="T107">Все пак трябва да се има предвид, че съветите на </text:span><text:span text:style-name="T103">PyLint </text:span><text:span text:style-name="T107">не бива да се </text:span><text:span text:style-name="T107">приемат като правила. </text:span><text:span text:style-name="T103">PyLint </text:span><text:span text:style-name="T107">може да даде предупреждение дори и за нещо, което умишлено сме направили по даден начин.</text:span></text:p>
      <text:p text:style-name="P24"><text:span text:style-name="T107"><text:tab/></text:span><text:span text:style-name="T103">PyLint </text:span><text:span text:style-name="T107">се опитва да докладва колкото се може по-малко грешки, но обикновено не пести предупрежденията си. Това е така, защото се опитва да открие потенциални проблеми, които могат да възникнат в един контекст, но не и в друг. </text:span><text:span text:style-name="T108">Така </text:span><text:span text:style-name="T103">PyLint </text:span><text:span text:style-name="T108">често прави проверка за неща, които не ни интересуват. </text:span><text:span text:style-name="T109">Като цяло не трябва да очакваме </text:span><text:span text:style-name="T103">PyLint</text:span><text:span text:style-name="T109"> да не връща абсолютно никакви грешки и не бива да се тревожим, че кодът ни предизвиква много предупреждения.</text:span></text:p>
      <text:p text:style-name="P69"/>
      <text:p text:style-name="P68"/>
      <text:p text:style-name="P71">PyChecker</text:p>
      <text:p text:style-name="P80"><text:span text:style-name="T110"><text:tab/></text:span><text:span text:style-name="T111">PyChecker е инструмент за откриване на проблеми в Python код. Специфичното за него е, че за разлика от PyLint например, изпълнява кода, за да го анализира. Той засича проблеми, които обикновено се улавят от компилаторите за по-малко динамични езици като C и C++. PyChecker </text:span><text:span text:style-name="T112">е подобен на </text:span><text:span text:style-name="T111">Py</text:span><text:span text:style-name="T112">Lint. Поради динамичния характер на Python, някои предупреждения могат да са необосновани, но те са сравнително рядко срещани.</text:span></text:p>
      <text:p text:style-name="P79"><text:span text:style-name="T112"><text:tab/></text:span><text:span text:style-name="T113">Най-апред </text:span><text:span text:style-name="T111">PyChecker </text:span><text:span text:style-name="T113">вмъква отделните модули. Ако възникне грешка, модулът няма да може да бъде обряботен. Това осигурява основна информация за </text:span><text:span text:style-name="T113">модула. Кодът на всяка функция, клас и метод се проверява за възможни проблеми.</text:span></text:p>
      <text:p text:style-name="P78"><text:span text:style-name="T113"><text:tab/></text:span><text:span text:style-name="T111">PyChecker </text:span><text:span text:style-name="T114">следи за наличието на много видове проблеми. Някои от тях са за изпълнение на модул без да е вмъкнат, подаване на неправилен брой параметри на функции или методи, изпълнение на методи и атрибути на класа, които не съществуват, предефиниране на функция, метод или клас в същия обхват като на първата, използване на променлива преди да бъде дефинирани и т.н.</text:span></text:p>
      <text:p text:style-name="P67"/>
      <text:p text:style-name="P67"/>
      <text:p text:style-name="P70">PyFlakes</text:p>
      <text:p text:style-name="P77"><text:span text:style-name="T115"><text:tab/></text:span><text:span text:style-name="T116">PyFlakes е инструмент за статичен анализ на Python код, </text:span><text:span text:style-name="T117">подобен на PyLint и PyChecker. Той е насочен към идентифициране на често срещаните грешки по-бързо, без изпълнение на кода.</text:span></text:p>
      <text:p text:style-name="P76"><text:span text:style-name="T117"><text:tab/></text:span><text:span text:style-name="T118">Основното му предимство пред PyChecker е, че е доста по-бърз. </text:span><text:span text:style-name="T116">PyFlakes </text:span><text:span text:style-name="T118">се справя с доста големи проекти само за няколко секунди, за разлика от PyChecker, който губи доста време, за да изпълни кода.</text:span></text:p>
      <text:p text:style-name="P75"><text:span text:style-name="T118"><text:tab/></text:span><text:span text:style-name="T116">PyFlakes </text:span><text:span text:style-name="T119">прави проверка за два основни типа проблеми. Първият е за променливи използвани без да са дефинирани или преди да са дефинирани. </text:span><text:span text:style-name="T120">Вторият е за повторно дефинирани променливи, без да са използвани. </text:span><text:span text:style-name="T121">Това може да приема различни форми. Например, </text:span><text:span text:style-name="T116">PyFlakes </text:span><text:span text:style-name="T121">ще докладва сбъркани имена на </text:span><text:span text:style-name="T121">променливи, дефиниране на функция със същото име като вече съществуващо, припокриване обхвата на променливи, вмъкване на модул повече от веднъж или на различни модули с еднакви имена и т.н.</text:span></text:p>
      <text:p text:style-name="P66"/>
      <text:p text:style-name="P66"/>
      <text:p text:style-name="P74"><text:span text:style-name="T121"><text:tab/></text:span><text:span text:style-name="T122">Изложените тук инструменти за анализ са най-използваните за Python код. Всеки един от тях има своите предимства и може да бъде използван в зависимост от целите на програмиста. Безспорно най-задълбочен анализ прави PyLint, което го прави предпочитан избор в повечето случаи.</text:span></text:p>
      <text:p text:style-name="P73"><text:soft-page-break/><text:span text:style-name="T122"><text:tab/></text:span><text:span text:style-name="T123">По отношение на начина на работа, PyLint и PyFlakes са идентични. За разлика от тях, PyChecker изпълнява кода, за да го анализира. Това може да е проблем, ако не искаме да изпълняваме кода. Пример за такава ситуация е, когато в кода имаме SQL заявки, чието изпълнение в тестова си</text:span><text:span text:style-name="T125">т</text:span><text:span text:style-name="T123">уация не е </text:span><text:span text:style-name="T123">препоръчително. </text:span><text:span text:style-name="T124">Освен това, изпълнението на кода прави PyChecker значително по-бавен от другите два инструмента. </text:span><text:span text:style-name="T125">Друг минус на </text:span><text:span text:style-name="T124">PyChecker</text:span><text:span text:style-name="T125"> е, че прави проверка <text:s/>само за логически грешки, без да се интересува от стила на кода.</text:span></text:p>
      <text:p text:style-name="P65"><text:tab/>Що се отнася до скоростта на работа, несъмнено лидер е PyFlakes. Сериозен минус на този инструмент, обаче, е липсата на прецизност спрямо PyLint. PyFlakes изпуска голяма част от потенциалните проблеми. Въпреки това е удобен за бърза проверка или повдигане на самочувствието след особено слабите резултати, които PyLint връща.</text:p>
      <text:p text:style-name="P72"><text:span text:style-name="T124"><text:tab/></text:span><text:span text:style-name="T126">Съпоставката между трите инструмента дава предимство на PyLint. Подробният анализ, който прави на кода, </text:span><text:span text:style-name="T127">комбинирано със статистическите данни, които предоставя го правят фаворит.</text:span></text:p>
      <text:p text:style-name="P62"/>
      <text:p text:style-name="P62"/>
      <text:p text:style-name="P62"/>
      <text:p text:style-name="P81"><text:span text:style-name="T236">Заключение:</text:span></text:p>
      <text:p text:style-name="P63"><text:span text:style-name="T236"><text:tab/></text:span><text:span text:style-name="T237">Изборът на инструмент за анализ </text:span><text:span text:style-name="T238">зависи от много фактори. Важни са освен възможностите на самият инструмент и целите, за които ще бъде използван, нивото на програмиста и други фактори. </text:span><text:span text:style-name="T239">В различни ситуации за най-подходящи различни инструменти, но това са по-скоро частни случаи. Предвид изложените предимства и недостатъци на разгледаните по-горе пособия, най-подходящи за масова употреба са JSHint и PyLint съответно за JavaScript и Python. </text:span><text:span text:style-name="T240">Те правят най-задълбочен анализ и дават най-голяма свобода на програмиста без да изискват прекалено задълбочени познания за използването им. </text:span><text:span text:style-name="T241">Отделно </text:span><text:span text:style-name="T239">JSHint </text:span><text:span text:style-name="T241">предоставя удобна и подробна статистика и възможност за сравнение на промените в кода, което е допълнителен плюс.</text:span></text:p>
      <text:p text:style-name="P63"><text:span text:style-name="T241"/></text:p>
      <text:p text:style-name="P82"><text:span text:style-name="T242">Библиография:</text:span></text:p>
      <text:p text:style-name="P64"><text:span text:style-name="T242"/></text:p>
      <text:list xml:id="list1474987434603817128" text:style-name="L2">
        <text:list-item>
          <text:p text:style-name="P83"><text:span text:style-name="T242">http://en.wikipedia.org/wiki/JSLint</text:span></text:p>
        </text:list-item>
        <text:list-item>
          <text:p text:style-name="P83"><text:span text:style-name="T242">http://www.jslint.com/lint.html</text:span></text:p>
        </text:list-item>
        <text:list-item>
          <text:p text:style-name="P83"><text:span text:style-name="T242">http://jshint.github.io/site/</text:span></text:p>
        </text:list-item>
        <text:list-item>
          <text:p text:style-name="P83"><text:span text:style-name="T242">http://www.jshint.com/docs/</text:span></text:p>
        </text:list-item>
        <text:list-item>
          <text:p text:style-name="P83"><text:span text:style-name="T242">http://www.jshint.com/install/</text:span></text:p>
        </text:list-item>
        <text:list-item>
          <text:p text:style-name="P83"><text:span text:style-name="T242">https://bitbucket.org/logilab/pylint</text:span></text:p>
        </text:list-item>
        <text:list-item>
          <text:p text:style-name="P83"><text:span text:style-name="T242">http://stackoverflow.com/questions/1428872/pylint-pychecker-or-pyflakes</text:span></text:p>
        </text:list-item>
        <text:list-item>
          <text:p text:style-name="P83"><text:span text:style-name="T242">http://divmod.readthedocs.org/en/latest/products/pyflakes.html</text:span></text:p>
        </text:list-item>
        <text:list-item>
          <text:p text:style-name="P83"><text:span text:style-name="T242">http://python.dzone.com/articles/pyflakes-passive-checker</text:span></text:p>
        </text:list-item>
        <text:list-item>
          <text:p text:style-name="P83"><text:span text:style-name="T242">https://launchpad.net/pyflakes</text:span></text:p>
        </text:list-item>
        <text:list-item>
          <text:p text:style-name="P83"><text:span text:style-name="T242">http://docs.pylint.org/index.html</text:span></text:p>
        </text:list-item>
        <text:list-item>
          <text:p text:style-name="P83"><text:span text:style-name="T242">http://pychecker.sourceforge.net/</text:span></text:p>
        </text:list-item>
        <text:list-item>
          <text:p text:style-name="P83"><text:span text:style-name="T242">http://en.wikipedia.org/wiki/Google_Closure_Tools</text:span></text:p>
        </text:list-item>
        <text:list-item>
          <text:p text:style-name="P83"><text:span text:style-name="T242">https://developers.google.com/closure/compiler/</text:span></text:p>
        </text:list-item>
        <text:list-item>
          <text:p text:style-name="P83"><text:span text:style-name="T242">https://developers.google.com/closure/compiler/docs/error-ref</text:span></text:p>
        </text:list-item>
        <text:list-item>
          <text:p text:style-name="P88"><text:span text:style-name="T229">https://developers.google.com/closure/compiler/faq</text:span></text:p>
        </text:list-item>
        <text:list-item>
          <text:p text:style-name="P84"><text:span text:style-name="T242">http://www.javascriptlint.com/docs/index.htm</text:span></text:p>
          <text:p text:style-name="P83"><text:span text:style-name="T242"/></text:p>
        </text:list-item>
      </text:list>
      <text:p text:style-name="P85"><text:span text:style-name="T242"/></text:p>
      <text:p text:style-name="P85"><text:soft-page-break/><text:span text:style-name="T242"/></text:p>
      <text:p text:style-name="P85"><text:span text:style-name="T242"/></text:p>
      <text:p text:style-name="P87"><text:span text:style-name="T243">Съдържание:</text:span></text:p>
      <text:list xml:id="list7905115834072662262" text:style-name="L3">
        <text:list-item>
          <text:p text:style-name="P86"><text:span text:style-name="T243">Увод</text:span></text:p>
        </text:list-item>
        <text:list-item>
          <text:p text:style-name="P86"><text:span text:style-name="T243">Инструменти за статичен анализ на кода</text:span></text:p>
          <text:list>
            <text:list-item>
              <text:p text:style-name="P86"><text:span text:style-name="T243">JavaScript инструменти</text:span></text:p>
              <text:list>
                <text:list-item>
                  <text:p text:style-name="P86"><text:span text:style-name="T243">JSLint</text:span></text:p>
                </text:list-item>
                <text:list-item>
                  <text:p text:style-name="P86"><text:span text:style-name="T243">JSHint</text:span></text:p>
                </text:list-item>
                <text:list-item>
                  <text:p text:style-name="P86"><text:span text:style-name="T243">JavaScript Lint</text:span></text:p>
                </text:list-item>
                <text:list-item>
                  <text:p text:style-name="P86"><text:span text:style-name="T243">Clocure compiler</text:span></text:p>
                </text:list-item>
              </text:list>
            </text:list-item>
            <text:list-item>
              <text:p text:style-name="P86"><text:span text:style-name="T243">Python инструменти</text:span></text:p>
              <text:list>
                <text:list-item>
                  <text:p text:style-name="P86"><text:span text:style-name="T243">PyLint</text:span></text:p>
                </text:list-item>
                <text:list-item>
                  <text:p text:style-name="P86"><text:span text:style-name="T243">PyChecker</text:span></text:p>
                </text:list-item>
                <text:list-item>
                  <text:p text:style-name="P86"><text:span text:style-name="T243">PyFlakes</text:span></text:p>
                </text:list-item>
              </text:list>
            </text:list-item>
          </text:list>
        </text:list-item>
        <text:list-item>
          <text:p text:style-name="P86"><text:span text:style-name="T243"/></text:p>
        </text:list-item>
        <text:list-item>
          <text:p text:style-name="P86"><text:span text:style-name="T243"/></text:p>
        </text:list-item>
        <text:list-item>
          <text:p text:style-name="P86"><text:span text:style-name="T243"/></text:p>
        </text:list-item>
        <text:list-item>
          <text:p text:style-name="P86"><text:span text:style-name="T243">Заключени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шо </meta:initial-creator>
    <meta:creation-date>2013-06-21T18:29:46</meta:creation-date>
    <dc:date>2013-06-23T17:21:00</dc:date>
    <dc:creator>Мишо </dc:creator>
    <meta:editing-duration>PT11H21M37S</meta:editing-duration>
    <meta:editing-cycles>207</meta:editing-cycles>
    <meta:generator>LibreOffice/4.0.2.2$Linux_x86 LibreOffice_project/400m0$Build-2</meta:generator>
    <meta:document-statistic meta:table-count="0" meta:image-count="0" meta:object-count="0" meta:page-count="10" meta:paragraph-count="128" meta:word-count="4375" meta:character-count="29017" meta:non-whitespace-character-count="24681"/>
  </office:meta>
</office:document-meta>
</file>